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in" fo:margin-right="0in" fo:text-indent="0in"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in" fo:margin-right="0in" fo:text-indent="0in"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in" fo:margin-right="0in" fo:text-indent="0in"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in" fo:margin-right="0in" fo:text-indent="0in"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in" fo:margin-right="0in" fo:text-indent="0in"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in" fo:margin-right="0in" fo:text-indent="0in"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in" fo:margin-right="0in" fo:text-indent="0in"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in" fo:margin-right="0in" fo:text-indent="0in"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in" fo:margin-right="0in" fo:text-indent="0in"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in" fo:margin-right="0in" fo:text-indent="0in"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in" fo:margin-right="0in" fo:text-indent="0in"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in" fo:margin-right="0in" fo:text-indent="0in" style:auto-text-indent="false"/>
      <style:text-properties fo:color="#000000" loext:opacity="100%" style:font-name="Liberation Serif" fo:font-size="9pt" fo:font-weight="normal" officeooo:rsid="052cc02d" officeooo:paragraph-rsid="052cc02d" style:font-size-asian="9pt" style:font-weight-asian="normal" style:font-size-complex="9pt" style:font-weight-complex="normal"/>
    </style:style>
    <style:style style:name="P88" style:family="paragraph" style:parent-style-name="Standard">
      <style:paragraph-properties fo:margin-left="0in" fo:margin-right="0in" fo:text-indent="0in" style:auto-text-indent="false"/>
      <style:text-properties fo:color="#000000" loext:opacity="100%" style:font-name="Liberation Serif" fo:font-size="9pt" fo:font-weight="normal" officeooo:rsid="0530ab46" officeooo:paragraph-rsid="0530ab46" style:font-size-asian="9pt" style:font-weight-asian="normal" style:font-size-complex="9pt" style:font-weight-complex="normal"/>
    </style:style>
    <style:style style:name="P89"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33bc0a" style:font-size-asian="9pt" style:font-weight-asian="normal" style:font-size-complex="9pt" style:font-weight-complex="normal"/>
    </style:style>
    <style:style style:name="P90"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43bc2f" style:font-size-asian="9pt" style:font-weight-asian="normal" style:font-size-complex="9pt" style:font-weight-complex="normal"/>
    </style:style>
    <style:style style:name="P91"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5057fe" style:font-size-asian="9pt" style:font-weight-asian="normal" style:font-size-complex="9pt" style:font-weight-complex="normal"/>
    </style:style>
    <style:style style:name="P92" style:family="paragraph" style:parent-style-name="Standard">
      <style:paragraph-properties fo:margin-left="0in" fo:margin-right="0in" fo:text-indent="0in" style:auto-text-indent="false"/>
      <style:text-properties fo:color="#000000" loext:opacity="100%" style:font-name="Liberation Serif" fo:font-size="9pt" fo:font-weight="normal" officeooo:rsid="05370198" officeooo:paragraph-rsid="05370198" style:font-size-asian="9pt" style:font-weight-asian="normal" style:font-size-complex="9pt" style:font-weight-complex="normal"/>
    </style:style>
    <style:style style:name="P93" style:family="paragraph" style:parent-style-name="Standard">
      <style:paragraph-properties fo:margin-left="0in" fo:margin-right="0in" fo:text-indent="0in" style:auto-text-indent="false"/>
      <style:text-properties fo:color="#000000" loext:opacity="100%" style:font-name="Liberation Serif" fo:font-size="9pt" fo:font-weight="normal" officeooo:rsid="053ca241" officeooo:paragraph-rsid="053ca241" style:font-size-asian="9pt" style:font-weight-asian="normal" style:font-size-complex="9pt" style:font-weight-complex="normal"/>
    </style:style>
    <style:style style:name="P94" style:family="paragraph" style:parent-style-name="Standard">
      <style:paragraph-properties fo:margin-left="0in" fo:margin-right="0in" fo:text-indent="0in" style:auto-text-indent="false"/>
      <style:text-properties fo:color="#000000" loext:opacity="100%" style:font-name="Liberation Serif" fo:font-size="9pt" fo:font-weight="normal" officeooo:rsid="053e347d" officeooo:paragraph-rsid="053e347d" style:font-size-asian="9pt" style:font-weight-asian="normal" style:font-size-complex="9pt" style:font-weight-complex="normal"/>
    </style:style>
    <style:style style:name="P95" style:family="paragraph" style:parent-style-name="Standard">
      <style:paragraph-properties fo:margin-left="0in" fo:margin-right="0in" fo:text-indent="0in"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96" style:family="paragraph" style:parent-style-name="Standard">
      <style:paragraph-properties fo:margin-left="0in" fo:margin-right="0in" fo:text-indent="0in" style:auto-text-indent="false"/>
      <style:text-properties fo:color="#000000" loext:opacity="100%" style:font-name="Liberation Serif" fo:font-size="9pt" fo:font-weight="normal" officeooo:rsid="055057fe" officeooo:paragraph-rsid="055057fe" style:font-size-asian="9pt" style:font-weight-asian="normal" style:font-size-complex="9pt" style:font-weight-complex="normal"/>
    </style:style>
    <style:style style:name="P97" style:family="paragraph" style:parent-style-name="Standard">
      <style:text-properties fo:color="#000000" loext:opacity="100%" style:font-name="Liberation Serif" fo:font-size="9pt" fo:font-weight="normal" officeooo:paragraph-rsid="0555539e" style:font-size-asian="9pt" style:font-weight-asian="normal" style:font-size-complex="9pt" style:font-weight-complex="normal"/>
    </style:style>
    <style:style style:name="P98" style:family="paragraph" style:parent-style-name="Standard">
      <style:paragraph-properties fo:margin-left="0in" fo:margin-right="0in" fo:text-indent="0in"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99" style:family="paragraph" style:parent-style-name="Standard">
      <style:paragraph-properties fo:margin-left="0in" fo:margin-right="0in" fo:text-indent="0in"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100" style:family="paragraph" style:parent-style-name="Standard">
      <style:paragraph-properties fo:margin-left="0in" fo:margin-right="0in" fo:text-indent="0in"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101" style:family="paragraph" style:parent-style-name="Standard">
      <style:text-properties style:font-name="Liberation Serif" fo:font-size="9pt"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103"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10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1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1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1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1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1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1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1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1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1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1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2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21" style:family="paragraph" style:parent-style-name="Standard">
      <style:text-properties officeooo:paragraph-rsid="05589c9b"/>
    </style:style>
    <style:style style:name="P122" style:family="paragraph" style:parent-style-name="Standard" style:master-page-name="MP0">
      <style:paragraph-properties fo:margin-left="0in" fo:margin-right="0in" fo:text-indent="0in" style:auto-text-indent="false" style:page-number="auto" fo:break-before="pag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666666" loext:opacity="100%" style:font-name="Liberation Serif" fo:font-size="9pt" fo:font-weight="normal" officeooo:rsid="05617005" style:font-size-asian="9pt" style:font-weight-asian="normal" style:font-size-complex="9pt" style:font-weight-complex="normal"/>
    </style:style>
    <style:style style:name="T4" style:family="text">
      <style:text-properties fo:color="#666666" loext:opacity="100%" style:font-name="Liberation Serif" fo:font-size="9pt" fo:font-weight="normal" officeooo:rsid="0561d8a1" style:font-size-asian="9pt" style:font-weight-asian="normal" style:font-size-complex="9pt" style:font-weight-complex="normal"/>
    </style:style>
    <style:style style:name="T5" style:family="text">
      <style:text-properties fo:color="#000000" loext:opacity="100%" style:font-name="Liberation Serif" fo:font-size="9pt" fo:font-weight="normal" style:font-size-asian="9pt" style:font-weight-asian="normal" style:font-size-complex="9pt" style:font-weight-complex="normal"/>
    </style:style>
    <style:style style:name="T6" style:family="text">
      <style:text-properties fo:color="#000000" loext:opacity="100%" style:font-name="Liberation Serif" fo:font-size="9pt" fo:font-weight="normal" officeooo:rsid="05589c9b" style:font-size-asian="9pt" style:font-weight-asian="normal" style:font-size-complex="9pt" style:font-weight-complex="normal"/>
    </style:style>
    <style:style style:name="T7" style:family="text">
      <style:text-properties fo:color="#ff0000" loext:opacity="100%" style:font-name="Liberation Serif" fo:font-size="9pt" fo:font-weight="normal" style:font-size-asian="9pt" style:font-weight-asian="normal" style:font-size-complex="9pt" style:font-weight-complex="normal"/>
    </style:style>
    <style:style style:name="T8" style:family="text">
      <style:text-properties fo:color="#0000ff" loext:opacity="100%" style:font-name="Liberation Serif" fo:font-size="9pt" fo:font-weight="normal" style:font-size-asian="9pt" style:font-weight-asian="normal" style:font-size-complex="9pt" style:font-weight-complex="normal"/>
    </style:style>
    <style:style style:name="T9" style:family="text">
      <style:text-properties fo:color="#ff3333" loext:opacity="100%" style:font-name="Liberation Serif" fo:font-size="9pt" fo:font-weight="normal" style:font-size-asian="9pt" style:font-weight-asian="normal" style:font-size-complex="9pt" style:font-weight-complex="normal"/>
    </style:style>
    <style:style style:name="T10" style:family="text">
      <style:text-properties fo:color="#3333ff" loext:opacity="100%" style:font-name="Liberation Serif" fo:font-size="9pt" fo:font-weight="normal" style:font-size-asian="9pt" style:font-weight-asian="normal" style:font-size-complex="9pt" style:font-weight-complex="normal"/>
    </style:style>
    <style:style style:name="T11" style:family="text">
      <style:text-properties fo:color="#ff3300" loext:opacity="100%" style:font-name="Liberation Serif" fo:font-size="9pt" fo:font-weight="normal" style:font-size-asian="9pt" style:font-weight-asian="normal" style:font-size-complex="9pt" style:font-weight-complex="normal"/>
    </style:style>
    <style:style style:name="T12" style:family="text">
      <style:text-properties fo:color="#6666ff" loext:opacity="100%" style:font-name="Liberation Serif" fo:font-size="9pt" fo:font-weight="normal" style:font-size-asian="9pt" style:font-weight-asian="normal" style:font-size-complex="9pt" style:font-weight-complex="normal"/>
    </style:style>
    <style:style style:name="T13" style:family="text">
      <style:text-properties fo:color="#263238" loext:opacity="100%" style:font-name="Liberation Serif" fo:font-size="9pt" fo:font-weight="normal" style:font-size-asian="9pt" style:font-weight-asian="normal" style:font-size-complex="9pt" style:font-weight-complex="normal"/>
    </style:style>
    <style:style style:name="T14" style:family="text">
      <style:text-properties officeooo:rsid="00b8f38e"/>
    </style:style>
    <style:style style:name="T15" style:family="text">
      <style:text-properties officeooo:rsid="012ea1cc"/>
    </style:style>
    <style:style style:name="T16" style:family="text">
      <style:text-properties officeooo:rsid="0131ed47"/>
    </style:style>
    <style:style style:name="T17" style:family="text">
      <style:text-properties style:font-name="Liberation Serif" fo:font-size="9pt" fo:font-weight="normal" style:font-size-asian="9pt" style:font-weight-asian="normal" style:font-size-complex="9pt" style:font-weight-complex="normal"/>
    </style:style>
    <style:style style:name="T18" style:family="text">
      <style:text-properties officeooo:rsid="01950fc0"/>
    </style:style>
    <style:style style:name="T19" style:family="text">
      <style:text-properties officeooo:rsid="0199829b"/>
    </style:style>
    <style:style style:name="T20" style:family="text">
      <style:text-properties officeooo:rsid="01a45481"/>
    </style:style>
    <style:style style:name="T21" style:family="text">
      <style:text-properties officeooo:rsid="01c918c8"/>
    </style:style>
    <style:style style:name="T22" style:family="text">
      <style:text-properties officeooo:rsid="01de6ebd"/>
    </style:style>
    <style:style style:name="T23" style:family="text">
      <style:text-properties officeooo:rsid="0227685c"/>
    </style:style>
    <style:style style:name="T24" style:family="text">
      <style:text-properties officeooo:rsid="026755ec"/>
    </style:style>
    <style:style style:name="T25" style:family="text">
      <style:text-properties officeooo:rsid="02a6e7c2"/>
    </style:style>
    <style:style style:name="T26" style:family="text">
      <style:text-properties fo:font-variant="normal" fo:text-transform="none" fo:color="#222222" loext:opacity="100%" style:font-name="Arial" fo:font-size="8.25pt" fo:letter-spacing="normal" fo:font-style="normal"/>
    </style:style>
    <style:style style:name="T27" style:family="text">
      <style:text-properties fo:font-variant="normal" fo:text-transform="none" fo:color="#222222" loext:opacity="100%" style:font-name="Arial" fo:font-size="7.5pt" fo:letter-spacing="normal" fo:font-style="normal"/>
    </style:style>
    <style:style style:name="T28" style:family="text">
      <style:text-properties officeooo:rsid="0360e3d1"/>
    </style:style>
    <style:style style:name="T29" style:family="text">
      <style:text-properties officeooo:rsid="03b70c6d"/>
    </style:style>
    <style:style style:name="T30" style:family="text">
      <style:text-properties officeooo:rsid="048be1fe"/>
    </style:style>
    <style:style style:name="T31" style:family="text">
      <style:text-properties officeooo:rsid="0539a702"/>
    </style:style>
    <style:style style:name="T32" style:family="text">
      <style:text-properties officeooo:rsid="053a8dcc"/>
    </style:style>
    <style:style style:name="T33" style:family="text">
      <style:text-properties officeooo:rsid="0553ce6f"/>
    </style:style>
    <style:style style:name="T34" style:family="text">
      <style:text-properties officeooo:rsid="05570659"/>
    </style:style>
    <style:style style:name="T35" style:family="text">
      <style:text-properties officeooo:rsid="05580c72"/>
    </style:style>
    <style:style style:name="T36" style:family="text">
      <style:text-properties officeooo:rsid="055a8771"/>
    </style:style>
    <style:style style:name="T37" style:family="text">
      <style:text-properties officeooo:rsid="055c3e86"/>
    </style:style>
    <style:style style:name="T38" style:family="text">
      <style:text-properties officeooo:rsid="055e36e2"/>
    </style:style>
    <style:style style:name="T39" style:family="text">
      <style:text-properties officeooo:rsid="055ea4a7"/>
    </style:style>
    <style:style style:name="T40" style:family="text">
      <style:text-properties officeooo:rsid="055fea05"/>
    </style:style>
    <style:style style:name="T41" style:family="text">
      <style:text-properties officeooo:rsid="055fed1c"/>
    </style:style>
    <style:style style:name="T42" style:family="text">
      <style:text-properties officeooo:rsid="0560b07b"/>
    </style:style>
    <style:style style:name="T43" style:family="text">
      <style:text-properties officeooo:rsid="05677bc9"/>
    </style:style>
    <style:style style:name="T44" style:family="text">
      <style:text-properties officeooo:rsid="0571c665"/>
    </style:style>
    <number:date-style style:name="N36">
      <number:day/>
      <number:text>.</number:text>
      <number:month number:style="long"/>
      <number:text>.</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a xlink:type="simple" xlink:href="data:2025.03.10" text:style-name="Internet_20_link" text:visited-style-name="Visited_20_Internet_20_Link">Data: 2025.03.10</text:a></text:p>
      <text:p text:style-name="P95">źródło: dawka motywacji</text:p>
      <text:p text:style-name="P95">kategoria: rożne</text:p>
      <text:p text:style-name="P96">aktualizacja: <text:date style:data-style-name="N36" text:date-value="2025-03-11T05:51:58.730332469" text:fixed="true">11.03.2025</text:date>, <text:time style:data-style-name="N61" text:time-value="2025-03-14T08:22:38.734833262">08:22:29</text:time></text:p>
      <text:p text:style-name="P96"/>
      <text:p text:style-name="P96"/>
      <text:p text:style-name="P96">Pamiętaj, iż twoja własna determinacja, by osiągnąć sukces, liczy się bardziej, niż cokolwiek innego na świecie.</text:p>
      <text:p text:style-name="P96">Abraham Lincoln</text:p>
      <text:p text:style-name="P91"/>
      <text:p text:style-name="P91">Działaj, jakby to, co robisz czyniło różnicę. Bo czyni.</text:p>
      <text:p text:style-name="P91">William James</text:p>
      <text:p text:style-name="P91"/>
      <text:p text:style-name="P89">Wyzwania stawiane Ci przez życie nie mają Cię sparaliżować - one mają pomóc Ci odkryć, kim jesteś.</text:p>
      <text:p text:style-name="P89">Bernice Johnson Reagon</text:p>
      <text:p text:style-name="P89"/>
      <text:p text:style-name="P89">Życie jest ciągiem doświadczeń, z których każde czyni nas silniejszymi, mimo że czasem trudno nam to sobie uświadomić.</text:p>
      <text:p text:style-name="P89">Henry Ford</text:p>
      <text:p text:style-name="P89"/>
      <text:p text:style-name="P94">Wolność jest nagrodą za życie pełne przeciwności.</text:p>
      <text:p text:style-name="P94">Morgan Housel</text:p>
      <text:p text:style-name="P89"/>
      <text:p text:style-name="P93">Rób trudne rzeczy!</text:p>
      <text:p text:style-name="P93">Przemysław Gerschmann</text:p>
      <text:p text:style-name="P89"/>
      <text:p text:style-name="P92">Nie bierz niczego do siebie</text:p>
      <text:p text:style-name="P92">Don Miguel Ruiz (Czter<text:span text:style-name="T32">y</text:span> umowy)</text:p>
      <text:p text:style-name="P89"/>
      <text:p text:style-name="P90">Nie narzekaj na brak rezultatów z pracy, której nigdy nie wykonałeś. Jedynym sposobem, aby osiągnąć więcej niż inni, jest wykonywanie pracy, której większość ludzi nie chce zrobić.</text:p>
      <text:p text:style-name="P90">Mark Manson</text:p>
      <text:p text:style-name="P89"/>
      <text:p text:style-name="P89">Nie czekaj. Pora nigdy nie będzie idealna!</text:p>
      <text:p text:style-name="P89">Napoleon Hill</text:p>
      <text:p text:style-name="P89"/>
      <text:p text:style-name="P89">Nie jest biedny, ten kto posiada mało, lecz ten kto pragnie więcej.</text:p>
      <text:p text:style-name="P89">Seneka</text:p>
      <text:p text:style-name="P88"/>
      <text:p text:style-name="P88">Jeśli przechodzisz przez piekło, nie zatrzymuj się.</text:p>
      <text:p text:style-name="P88">Winston Churchill</text:p>
      <text:p text:style-name="P87"/>
      <text:p text:style-name="P87">O radę pytaj tego, kto sam sobie radzi.</text:p>
      <text:p text:style-name="P87">Leonardo da Vinci</text:p>
      <text:p text:style-name="P87"/>
      <text:p text:style-name="P87">Nie starzeje się ten, kto nie ma na to czasu.</text:p>
      <text:p text:style-name="P87">Benjamin Franklin</text:p>
      <text:p text:style-name="P87"/>
      <text:p text:style-name="P87">Stojący w porcie statek jest bezpieczny, ale statków nie buduje się po to aby stały w portach.</text:p>
      <text:p text:style-name="P87"><text:soft-page-break/>Grace Hopper</text:p>
      <text:p text:style-name="P87"/>
      <text:p text:style-name="P87">Twoim celem musi być zdobycie wszystkiego bez zniszczenia czegokolwiek</text:p>
      <text:p text:style-name="P87">Sun Tzu</text:p>
      <text:p text:style-name="P87"/>
      <text:p text:style-name="P87">Nie traktujmy słów jako faktów!!! Słowa to nie są fakty.</text:p>
      <text:p text:style-name="P87">Anonim</text:p>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100">Marathons are run outside, but there is one inside. Obstacle is a part of a journey. Pain is guarantee, but suffer is optional! Suffering is to believe that you gonna achieve success without pain, without paying some price. </text:p>
      <text:p text:style-name="P100">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text:soft-page-break/>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text:soft-page-break/>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ext:soft-page-break/>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84"><text:soft-page-break/>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text:soft-page-break/>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span text:style-name="T40">i</text:span></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text:soft-page-break/></text:p>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text:soft-page-break/>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text:soft-page-break/>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text:soft-page-break/>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30">\</text:span>- To zależy w dużym stopniu od tego, dokąd chcesz dojść - odpowiedział Kot.<text:span text:style-name="T30">\</text:span>- Właściwie wszystko mi jedno - rzekła Alicja.<text:span text:style-name="T30">\</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Jednym z największych odkryć jakie uczynił człowiek, i jedną z największych dla niego niespodzianek, jest odkrycie, że może on uczynić to, o czym ze strachem sądził, że nie potrafi uczynić.</text:p>
      <text:p text:style-name="P4"><text:soft-page-break/>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text:soft-page-break/>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text:soft-page-break/></text:p>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text:soft-page-break/></text:p>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Albert Einstein</text:p>
      <text:p text:style-name="P4"><text:soft-page-break/></text:p>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span text:style-name="T44">n</text:span></text:p>
      <text:p text:style-name="P4"/>
      <text:p text:style-name="P4"><text:soft-page-break/>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text:soft-page-break/>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text:soft-page-break/>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4"><text:soft-page-break/>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text:soft-page-break/>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text:soft-page-break/>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text:soft-page-break/>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text:soft-page-break/></text:p>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text:span text:style-name="T29">c</text:span>zyć o za<text:span text:style-name="T29">s</text:span>ady, niż żyć zgodnie z n­mi</text:p>
      <text:p text:style-name="P4"><text:soft-page-break/>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text:soft-page-break/>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
      <text:p text:style-name="P4"><text:soft-page-break/>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99"/>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Arthur Robert Ashe, Jr.</text:p>
      <text:p text:style-name="P4"><text:soft-page-break/></text:p>
      <text:p text:style-name="P4">Nie mamy prawa cieszyć się szczęściem, jeśli nie tworzymy go dokoła nas, podobnie jak nie możemy używać bogactw, których nie wypracowaliśmy</text:p>
      <text:p text:style-name="P4">George Bernard Shaw</text:p>
      <text:p text:style-name="P4"/>
      <text:p text:style-name="P79">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
      <text:p text:style-name="P4"><text:soft-page-break/>Spędziłem większość życia, martwiąc się o rzeczy, które nigdy się nie wydarzyły</text:p>
      <text:p text:style-name="P4">Mark Twain</text:p>
      <text:p text:style-name="P4"/>
      <text:p text:style-name="P4">Nic, co ma wielką wartość w życiu, nie przychodzi łatwo</text:p>
      <text:p text:style-name="P4">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Odkryłem, że im ciężej pracuję, tym więcej szczęścia wydaję się mieć</text:p>
      <text:p text:style-name="P72"><text:soft-page-break/>Thomas Jefferson</text:p>
      <text:p text:style-name="P4"/>
      <text:p text:style-name="P4">Musimy złapać zmianę za rękę albo niechybnie zmiana złapie nas za gardło</text:p>
      <text:p text:style-name="P4">Winston Churchill</text:p>
      <text:p text:style-name="P4"/>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8">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Jim Rohn</text:p>
      <text:p text:style-name="P4"><text:soft-page-break/></text:p>
      <text:p text:style-name="P4">Pomysł, który masz, a którego nie wykorzystujesz, nie przyniesie efektów większych niż pomysł, którego nigdy nie miałeś i nie mogłeś wykorzystać.</text:p>
      <text:p text:style-name="P4">Jim Collins</text:p>
      <text:p text:style-name="P4"/>
      <text:p text:style-name="P4">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span text:style-name="T38">r</text:span></text:p>
      <text:p text:style-name="P4"/>
      <text:p text:style-name="P4">Nigdy niczego by nie spróbowano, gdyby trzeba było najpierw przezwyciężyć wszystkie możliwe obiekcje</text:p>
      <text:p text:style-name="P68"><text:span text:style-name="T33">S</text:span>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span text:style-name="T41">t</text:span></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Isaac Asimov</text:p>
      <text:p text:style-name="P4"><text:soft-page-break/></text:p>
      <text:p text:style-name="P4">Bez wiary potykamy się o źdźbło słomy, z wiarą przenosimy góry</text:p>
      <text:p text:style-name="P4">Soren Kierkegaard</text:p>
      <text:p text:style-name="P4"/>
      <text:p text:style-name="P4">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
      <text:p text:style-name="P4"><text:soft-page-break/>Kiedy wszystko już powiedziano i zrobiono, zwykle znacznie więcej powiedziano niż zrobiono</text:p>
      <text:p text:style-name="P4">Lou Holtz</text:p>
      <text:p text:style-name="P4"/>
      <text:p text:style-name="P4">Nie ma człowieka starszego niż ten, który przeżył swój entuzjazm</text:p>
      <text:p text:style-name="P4">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
      <text:p text:style-name="P4"><text:soft-page-break/>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Logika zaprowadzi Cię z punktu A do B. Wyobraźnia – wszędzie</text:p>
      <text:p text:style-name="P59"><text:soft-page-break/>Albert Einstein</text:p>
      <text:p text:style-name="P4"/>
      <text:p text:style-name="P4">Idź swoją drogą, a ludzie niech mówią, co chcą.</text:p>
      <text:p text:style-name="P4">Dante Alighieri</text:p>
      <text:p text:style-name="P4"/>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Największym błędem jaki możesz zrobić w życiu jest ciągłe obawianie się, że popełnisz błąd.</text:p>
      <text:p text:style-name="P57"><text:soft-page-break/>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H. Jackson Brown, Jr</text:p>
      <text:p text:style-name="P4"/>
      <text:p text:style-name="P4"><text:span text:style-name="T27">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6">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span text:style-name="T39">t</text:span></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Jeśli wydaje Ci się, że jesteś od kogoś gorszy lub bardzo obawiasz się błędu, to znacząco rośnie ryzyko, że go popełnisz. Jeśli jednak jesteś skoncentrowany, wiesz, co chcesz zrobić i nie panikujesz - to <text:soft-page-break/>jest dobrze.</text:p>
      <text:p text:style-name="P4">Robert Kubica</text:p>
      <text:p text:style-name="P4"/>
      <text:p text:style-name="P4">Brak pieniędzy nie jest problemem. Jest jedynie symptomem tego, co dzieje się wewnątrz Ciebie</text:p>
      <text:p text:style-name="P4">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Rozważ przykład znaczka pocztowego synu. Zabezpiecza on swój sukces przez zdolność do przyklejenia się do jednej rzeczy i trwania przy niej aż dotrze tam, gdzie ma dojść</text:p>
      <text:p text:style-name="P4"><text:soft-page-break/>Josh Billings</text:p>
      <text:p text:style-name="P4"/>
      <text:p text:style-name="P4">Małe czyny, które robisz są lepsze niż wielkie, które planujesz.</text:p>
      <text:p text:style-name="P4">George Catlett Marshall</text:p>
      <text:p text:style-name="P4"/>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7">Życie spędzone na popełnianiu błędów jest nie tylko zacniejsze, ale także bardziej użyteczne niż życie spędzone na nie robieniu niczego</text:span> </text:p>
      <text:p text:style-name="P4">George Bernard Shaw</text:p>
      <text:p text:style-name="P4"/>
      <text:p text:style-name="P4"><text:span text:style-name="T27">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Istnieją dwa rodzaje nieudaczników: ci, którzy pomyśleli, ale nigdy nie zrobili, oraz ci, którzy zrobili, ale nigdy nie pomyśleli.</text:p>
      <text:p text:style-name="P4"><text:soft-page-break/>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6">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
      <text:p text:style-name="P4"><text:soft-page-break/>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text:span text:style-name="T36">powiedzenie</text:span> persk<text:span text:style-name="T36">e</text:span></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racimy tyle czasu na rzeczy pilne, że nie starcza nam go na rzeczy ważne</text:p>
      <text:p text:style-name="P48"><text:soft-page-break/>François de La Rochefoucauld</text:p>
      <text:p text:style-name="P4"/>
      <text:p text:style-name="P47">Nie możesz mieć lepszego jutra, jeśli cały czas myślisz o wczoraj.</text:p>
      <text:p text:style-name="P47">Charles Kettering</text:p>
      <text:p text:style-name="P4"/>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ylko ci, którzy ryzykują pójście za daleko, dowiedzą się, jak daleko mogą zajść.</text:p>
      <text:p text:style-name="P4"><text:soft-page-break/>Thomas Stearns Eliot</text:p>
      <text:p text:style-name="P4"/>
      <text:p text:style-name="P4">Jedź tam, dokąd zmierza krążek, a nie tam, gdzie jest.</text:p>
      <text:p text:style-name="P4">Wayne Gretzky</text:p>
      <text:p text:style-name="P4"/>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Benjamin Franklin</text:p>
      <text:p text:style-name="P4"><text:soft-page-break/></text:p>
      <text:p text:style-name="P4">Jeśli możesz znaleźć drogę, na której nie ma żadnych przeszkód - prawdopodobnie wiedzie ona donikąd</text:p>
      <text:p text:style-name="P4">Frank A. Clark</text:p>
      <text:p text:style-name="P4"/>
      <text:p text:style-name="P4">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5">l</text:span></text:p>
      <text:p text:style-name="P4"/>
      <text:p text:style-name="P4">Przyszłość należy do tych, którzy wierzą w piękno swoich marzeń.</text:p>
      <text:p text:style-name="P4"><text:soft-page-break/>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Marcel Achard</text:p>
      <text:p text:style-name="P4"><text:soft-page-break/></text:p>
      <text:p text:style-name="P4">Mistrzowie nie rodzą się w salach treningowych. Mistrzowie rodzą się z tego, co mają głęboko w sobie - z pragnień, marzeń, wizji.</text:p>
      <text:p text:style-name="P4">Muhammad Ali</text:p>
      <text:p text:style-name="P4"/>
      <text:p text:style-name="P4">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
      <text:p text:style-name="P45"><text:soft-page-break/>Wysokie oczekiwania są kluczem do wszystkiego</text:p>
      <text:p text:style-name="P45">Sam Walton</text:p>
      <text:p text:style-name="P4"/>
      <text:p text:style-name="P44">Jeśli przy drodze do sukcesu tylko siedzisz, to mogą cię wyłącznie rozjechać</text:p>
      <text:p text:style-name="P44">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4">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Rodzimy się jako książęta i proces cywilizacji zamienia nas w żaby</text:p>
      <text:p text:style-name="P4"><text:soft-page-break/>Eric Berne</text:p>
      <text:p text:style-name="P4"/>
      <text:p text:style-name="P4">Pomaganie ludziom wzrastać i spełniać marzenia jest najszybszą drogą do sukcesu - zarówno ich, jak i Twojego</text:p>
      <text:p text:style-name="P4">T. Harv Eker</text:p>
      <text:p text:style-name="P4"/>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Kiedy w pełni zdecyduję, że dany rezultat jest wart osiągnięcia, zaczynam robić próbę za próbą, aż go osiągnę</text:p>
      <text:p text:style-name="P4"><text:soft-page-break/>Thomas Edison</text:p>
      <text:p text:style-name="P4"/>
      <text:p text:style-name="P4">Największym człowiekiem jest ten, który jest panem samego siebie</text:p>
      <text:p text:style-name="P4">Seneka</text:p>
      <text:p text:style-name="P4"/>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Johann Wolfgang von Goethe</text:p>
      <text:p text:style-name="P4"><text:soft-page-break/></text:p>
      <text:p text:style-name="P4">Głównym powodem porażki i nieszczęścia jest wymienianie tego, czego najbardziej pragniesz na to, czego pragniesz teraz</text:p>
      <text:p text:style-name="P4">Zig Ziglar</text:p>
      <text:p text:style-name="P4"/>
      <text:p text:style-name="P4">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
      <text:p text:style-name="P4"><text:soft-page-break/>Kochać siebie samego to początek romansu na całe życie</text:p>
      <text:p text:style-name="P4">Oscar Wilde</text:p>
      <text:p text:style-name="P4"/>
      <text:p text:style-name="P4">Czytając życiorysy wielkich ludzi odkryłem, że ich pierwszym zwycięstwem było pokonanie samego siebie</text:p>
      <text:p text:style-name="P4">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3">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Laura Esquivel</text:p>
      <text:p text:style-name="P4"><text:soft-page-break/></text:p>
      <text:p text:style-name="P4">Człowiek, który nie czyta dobrych książek, nie ma przewagi nad kimś, kto nie umie czytać</text:p>
      <text:p text:style-name="P4">Mark Twain</text:p>
      <text:p text:style-name="P4"/>
      <text:p text:style-name="P4">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
      <text:p text:style-name="P4"><text:soft-page-break/>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Jeżeli marzy tylko jeden człowiek, pozostanie to tylko marzeniem. Jeżeli zaś będziemy marzyć wszyscy razem, będzie to już początek nowej rzeczywistości</text:p>
      <text:p text:style-name="P4"><text:soft-page-break/>Helder Pessoa Camara</text:p>
      <text:p text:style-name="P4"/>
      <text:p text:style-name="P34">Aby uniknąć krytyki - nic nie rób, nic nie mów, bądź nikim</text:p>
      <text:p text:style-name="P34">Elbert (Green) Hubbard</text:p>
      <text:p text:style-name="P4"/>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text:span text:style-name="T42">U</text:span>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Lance Armstrong</text:p>
      <text:p text:style-name="P4"><text:soft-page-break/></text:p>
      <text:p text:style-name="P4">Jeśli nie masz pojęcia o diamentach, poznaj jubilera</text:p>
      <text:p text:style-name="P4">Warren Buffet</text:p>
      <text:p text:style-name="P4"/>
      <text:p text:style-name="P21">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Winston Churchill</text:p>
      <text:p text:style-name="P4"><text:soft-page-break/></text:p>
      <text:p text:style-name="P14">Prosty, klarowny cel i zasady sprzyjają złożonym i inteligentnym zachowaniom. Złożone zasady i przepisy sprzyjają prostym i głupim zachowaniom </text:p>
      <text:p text:style-name="P14">Dee Ward Hock</text:p>
      <text:p text:style-name="P14"/>
      <text:p text:style-name="P4">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22">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text:span text:style-name="T31">a</text:span> Machiavelli</text:p>
      <text:p text:style-name="P4"/>
      <text:p text:style-name="P4">Nasze działania nie zawsze dają poczucie szczęścia, ale nie ma szczęścia bez działania</text:p>
      <text:p text:style-name="P4">Benjamin Disraeli</text:p>
      <text:p text:style-name="P4"><text:soft-page-break/></text:p>
      <text:p text:style-name="P4">Mistrzowskie wykonanie czegoś, czego w ogóle nie trzeba wykonać, jest ni mniej, ni więcej, tylko marnotrawstwem czasu</text:p>
      <text:p text:style-name="P4">Brian Tracy</text:p>
      <text:p text:style-name="P4"/>
      <text:p text:style-name="P4">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21">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Sydney Smith</text:p>
      <text:p text:style-name="P4"><text:soft-page-break/></text:p>
      <text:p text:style-name="P4">Każdy człowiek sukcesu przekonuje się, że wielki sukces leży odrobinę dalej niż ten etap, na którym nabrał pewności, że pomysł się nie sprawdzi.</text:p>
      <text:p text:style-name="P4">Napoleon Hill</text:p>
      <text:p text:style-name="P4"/>
      <text:p text:style-name="P4">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Joseph Lawton Collins</text:p>
      <text:p text:style-name="P4"><text:soft-page-break/></text:p>
      <text:p text:style-name="P4">Zmień się zanim będziesz musiał</text:p>
      <text:p text:style-name="P4">Jack Welch</text:p>
      <text:p text:style-name="P4"/>
      <text:p text:style-name="P4">"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20">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
      <text:p text:style-name="P4"><text:soft-page-break/>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9">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8">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text:soft-page-break/>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98">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text:soft-page-break/></text:p>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text:soft-page-break/>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text:soft-page-break/></text:p>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text:soft-page-break/></text:p>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text:soft-page-break/></text:p>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6">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5">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text:soft-page-break/></text:p>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text:soft-page-break/>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text:soft-page-break/>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text:soft-page-break/></text:p>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text:soft-page-break/></text:p>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
      <text:p text:style-name="P4"><text:soft-page-break/>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text:soft-page-break/>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text:soft-page-break/>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4">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Żyj kierując się swoją wyobraźnią, nie swoją historią.</text:p>
      <text:p text:style-name="P4"><text:soft-page-break/>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text:soft-page-break/></text:p>
      <text:p text:style-name="P4">Nie czekaj. Pora nigdy nie będzie idealna!</text:p>
      <text:p text:style-name="P4">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text:soft-page-break/></text:p>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text:soft-page-break/>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text:soft-page-break/></text:p>
      <text:p text:style-name="P4">Motywacja jest tym, co pozwala Ci zacząć. Nawyk jest tym, co pozwala Ci wytrwać</text:p>
      <text:p text:style-name="P4">Jim Ryun</text:p>
      <text:p text:style-name="P4"/>
      <text:p text:style-name="P4">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Stanisław Jerzy Lec</text:p>
      <text:p text:style-name="P4"><text:soft-page-break/></text:p>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text:soft-page-break/></text:p>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text:soft-page-break/>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text:soft-page-break/></text:p>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text:soft-page-break/>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101">Opinia innych ludzi o Tobie nie musi stać się Twoją rzeczywistością</text:p>
      <text:p text:style-name="P101">Les Brown</text:p>
      <text:p text:style-name="P2"/>
      <text:p text:style-name="P101">Kto walczy, może przegrać. Kto nie walczy, już przegrał.</text:p>
      <text:p text:style-name="P101">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Phil Bosmans</text:p>
      <text:p text:style-name="P2"><text:soft-page-break/></text:p>
      <text:p text:style-name="P2">Wielu ludzi jest nieszczęśliwych jedynie dlatego, że mają czas, aby zastanowić się nad tym, czy są szczęśliwi, czy też nie</text:p>
      <text:p text:style-name="P2">George Bernard Shaw</text:p>
      <text:p text:style-name="P2"/>
      <text:p text:style-name="P2">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
      <text:p text:style-name="P2"><text:soft-page-break/>Lepiej zaliczać się do niektórych, niż do wszystkich</text:p>
      <text:p text:style-name="P2">Andrzej Sapkowski</text:p>
      <text:p text:style-name="P2"/>
      <text:p text:style-name="P2">Cuda się czasem zdarzają, ale trzeba na nie bardzo ciężko pracować.</text:p>
      <text:p text:style-name="P2">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Lewis Carroll</text:p>
      <text:p text:style-name="P2"><text:soft-page-break/></text:p>
      <text:p text:style-name="P2">Siła człowieka nie polega na tym, że nigdy nie upada, ale na tym, że potrafi się podnosić</text:p>
      <text:p text:style-name="P2">Konfucjusz</text:p>
      <text:p text:style-name="P2"/>
      <text:p text:style-name="P2">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
      <text:p text:style-name="P2"><text:soft-page-break/>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John Fitzgerald Kennedy</text:p>
      <text:p text:style-name="P2"><text:soft-page-break/></text:p>
      <text:p text:style-name="P2">Jeżeli ktoś chce zostać w tym samym miejscu, musi bardzo się starać i szybko biec, a kto chce wyprzedzić, musi biec dwa razy szybciej</text:p>
      <text:p text:style-name="P2">Lewis Carroll</text:p>
      <text:p text:style-name="P2"/>
      <text:p text:style-name="P2">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Edward John Phelps</text:p>
      <text:p text:style-name="P2"><text:soft-page-break/></text:p>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P2"><text:soft-page-break/>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ak kochamy marzenia, że boimy się je realizować</text:p>
      <text:p text:style-name="P2"><text:soft-page-break/>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Chowanie urazy, to jak picie trucizny w nadziei, że pozabija Twoich wrogów.</text:p>
      <text:p text:style-name="P2"><text:soft-page-break/>Nelson Mandela</text:p>
      <text:p text:style-name="P2"/>
      <text:p text:style-name="P2">Przykład nie jest główną metodą wpływania na innych. Jest jedyną.</text:p>
      <text:p text:style-name="P2">Albert Schweitzer</text:p>
      <text:p text:style-name="P2"/>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Życie nie zrobi z nas kogoś, jeśli my nie zrobimy czegoś z naszym życiem</text:p>
      <text:p text:style-name="P2"><text:soft-page-break/>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
      <text:p text:style-name="P2">Nie mów, że nie możesz, powiedz od razu, że nie chcesz</text:p>
      <text:p text:style-name="P2"><text:span text:style-name="T37">przysłowie</text:span> chakask<text:span text:style-name="T37">e</text:span></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Pamiętaj, że w tej samej chwili, kiedy mówisz: "Poddaję się", ktoś inny oceniając tę samą sytuację, mówi: "O rany, ale okazja".</text:p>
      <text:p text:style-name="P2"><text:soft-page-break/>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text:soft-page-break/>Jim Rohn</text:p>
      <text:p text:style-name="P2"/>
      <text:p text:style-name="P2">Stawianie czoła nieprzyjemnemu zadaniu i niewykonanie go nie jest łatwe. Jednakże konsekwencje zaniechania mogą być dużo bardziej nieprzyjemne</text:p>
      <text:p text:style-name="P2">Gleeson Kerry</text:p>
      <text:p text:style-name="P2"/>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Nie oczekujcie od dnia tego, co mogą dać jedynie lata. Ale nie zapominajcie, że lata składają się z wielu dni, dlatego postanówcie, że nie zmarnujecie ani jednego dnia</text:p>
      <text:p text:style-name="P2"><text:soft-page-break/>Johan Michael Sailer</text:p>
      <text:p text:style-name="P2"/>
      <text:p text:style-name="P2">Jest tylko jedna klasa społeczna, która myśli o pieniądzach częściej niż bogaci. Stanowią ją biedni</text:p>
      <text:p text:style-name="P2">Oscar Wilde</text:p>
      <text:p text:style-name="P2"/>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Dla człowieka, który dysponuje tylko młotkiem, wszystko, co spotyka zaczyna wyglądać jak gwóźdź</text:p>
      <text:p text:style-name="P2"><text:soft-page-break/>Abraham Maslow</text:p>
      <text:p text:style-name="P2"/>
      <text:p text:style-name="P2">Nic tak nie rani przed śmiercią, jak świadomość zmarnowanego życia</text:p>
      <text:p text:style-name="P2">Pitagoras</text:p>
      <text:p text:style-name="P2"/>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Alvin Toffler</text:p>
      <text:p text:style-name="P2"><text:soft-page-break/></text:p>
      <text:p text:style-name="P2">Dobrze zrobione jest lepsze niż dobrze powiedziane.</text:p>
      <text:p text:style-name="P2">Benjamin Franklin</text:p>
      <text:p text:style-name="P2"/>
      <text:p text:style-name="P2">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97">przysłowie szwedzk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text:span text:style-name="T34">powiedzeni</text:span><text:span text:style-name="T35">e</text:span>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powiedzenie chińskie</text:p>
      <text:p text:style-name="P2"><text:soft-page-break/></text:p>
      <text:p text:style-name="P2">raca rozumna i wytrwała, która nie myśli o zbieraniu owoców w tydzień po posiewie, przebija góry, nad przepaściami przerzuca mosty</text:p>
      <text:p text:style-name="P2">Bolesław Prus</text:p>
      <text:p text:style-name="P2"/>
      <text:p text:style-name="P2">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Benjamin Franklin</text:p>
      <text:p text:style-name="P2"><text:soft-page-break/></text:p>
      <text:p text:style-name="P2">To cud, że ciekawość jest w stanie przetrwać formalną edukację</text:p>
      <text:p text:style-name="P2">Albert Einstein</text:p>
      <text:p text:style-name="P2"/>
      <text:p text:style-name="P2">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Największym dobrem jakie możesz wyświadczyć drugiemu jest nie tylko podzielenie się z nim swoim bogactwem, ale odkrycie przed nim jego własnego bogactwa</text:p>
      <text:p text:style-name="P2"><text:soft-page-break/>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pan text:style-name="Domyślna_20_czcionka_20_akapitu"><text:span text:style-name="T2">Wayne Dyer</text:span></text:span></text:p>
      <text:p text:style-name="P2"><text:soft-page-break/></text:p>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
      <text:p text:style-name="Standard"><text:soft-page-break/><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pan text:style-name="Domyślna_20_czcionka_20_akapitu"><text:span text:style-name="T1">To zaskakujące, ile czasu potrzeba, żeby skończyć to, nad czym nie pracujesz</text:span></text:span></text:p>
      <text:p text:style-name="Standard"><text:soft-page-break/><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 Griffith</text:span></text:span></text:p>
      <text:p text:style-name="P2"/>
      <text:p text:style-name="Standard"><text:span text:style-name="Domyślna_20_czcionka_20_akapitu"><text:span text:style-name="T1">Nie wystarczy być we właściwym miejscu we właściwym czasie. Trzeba być właściwą osobą we właściwym miejscu we właściwym czasie</text:span></text:span></text:p>
      <text:p text:style-name="Standard"><text:soft-page-break/><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pan text:style-name="Domyślna_20_czcionka_20_akapitu"><text:span text:style-name="T2">Albert Einstein</text:span></text:span></text:p>
      <text:p text:style-name="P2"><text:soft-page-break/></text:p>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
      <text:p text:style-name="Standard"><text:soft-page-break/><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pan text:style-name="Domyślna_20_czcionka_20_akapitu"><text:span text:style-name="T2">Laura Esquivel</text:span></text:span></text:p>
      <text:p text:style-name="P2"><text:soft-page-break/></text:p>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
      <text:p text:style-name="Standard"><text:soft-page-break/><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oft-page-break/><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pan text:style-name="Domyślna_20_czcionka_20_akapitu"><text:span text:style-name="T2">Lance Armstrong</text:span></text:span></text:p>
      <text:p text:style-name="P2"><text:soft-page-break/></text:p>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pan text:style-name="Domyślna_20_czcionka_20_akapitu"><text:span text:style-name="T2">Winston Churchill</text:span></text:span></text:p>
      <text:p text:style-name="P2"><text:soft-page-break/></text:p>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text:span></text:span><text:span text:style-name="Domyślna_20_czcionka_20_akapitu"><text:span text:style-name="T3">a</text:span></text:span><text:span text:style-name="Domyślna_20_czcionka_20_akapitu"><text:span text:style-name="T2">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pan text:style-name="Domyślna_20_czcionka_20_akapitu"><text:span text:style-name="T2">Benjamin Disraeli</text:span></text:span></text:p>
      <text:p text:style-name="P2"><text:soft-page-break/></text:p>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pan text:style-name="Domyślna_20_czcionka_20_akapitu"><text:span text:style-name="T2">Sydney Smith</text:span></text:span></text:p>
      <text:p text:style-name="P2"><text:soft-page-break/></text:p>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pan text:style-name="Domyślna_20_czcionka_20_akapitu"><text:span text:style-name="T2">Joseph Lawton Collins</text:span></text:span></text:p>
      <text:p text:style-name="P2"><text:soft-page-break/></text:p>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
      <text:p text:style-name="Standard"><text:soft-page-break/><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jlepszy sposób na osiągnięcie sukcesu to postępować według rad, które dajemy innym</text:span></text:span></text:p>
      <text:p text:style-name="Standard"><text:soft-page-break/><text:span text:style-name="Domyślna_20_czcionka_20_akapitu"><text:span text:style-name="T2">Harold Taylor</text:span></text:span></text:p>
      <text:p text:style-name="P2"/>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pan text:style-name="Domyślna_20_czcionka_20_akapitu"><text:span text:style-name="T2">przysłowie japońskie</text:span></text:span></text:p>
      <text:p text:style-name="P2"><text:soft-page-break/></text:p>
      <text:p text:style-name="Standard"><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pan text:style-name="Domyślna_20_czcionka_20_akapitu"><text:span text:style-name="T1">Człowiek jest bogaty proporcjonalnie do liczby rzeczy, bez których może się obyć</text:span></text:span></text:p>
      <text:p text:style-name="Standard"><text:soft-page-break/><text:span text:style-name="Domyślna_20_czcionka_20_akapitu"><text:span text:style-name="T2">Henry David Thoreau</text:span></text:span></text:p>
      <text:p text:style-name="P2"/>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pan text:style-name="Domyślna_20_czcionka_20_akapitu"><text:span text:style-name="T2">Abraham Lincoln</text:span></text:span></text:p>
      <text:p text:style-name="P2"><text:soft-page-break/></text:p>
      <text:p text:style-name="Standard"><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span text:style-name="Domyślna_20_czcionka_20_akapitu"><text:span text:style-name="T4">g</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5"> !!!!!!!!!!!!!!!!!!!!!!!!!!!!!!!!!!</text:span></text:span></text:p>
      <text:p text:style-name="Standard"><text:span text:style-name="Domyślna_20_czcionka_20_akapitu"><text:span text:style-name="T2">Georg Christoph Lichtenberg</text:span></text:span></text:p>
      <text:p text:style-name="P2"><text:soft-page-break/></text:p>
      <text:p text:style-name="Standard"><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pan text:style-name="Domyślna_20_czcionka_20_akapitu"><text:span text:style-name="T2">Henry Ford</text:span></text:span></text:p>
      <text:p text:style-name="P2"><text:soft-page-break/></text:p>
      <text:p text:style-name="Standard"><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text:soft-page-break/>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Wolność oznacza odpowiedzialność. A to jest właśnie to, czego większość ludzi się obawia</text:p>
      <text:p text:style-name="P2"><text:soft-page-break/>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Nie potrafię podać niezawodnego przepisu na sukces, ale mogę podać przepis na porażkę: staraj się zawsze wszystkich zadowolić</text:p>
      <text:p text:style-name="P2"><text:soft-page-break/>Herbert Bayard Swope</text:p>
      <text:p text:style-name="P2"/>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Gdybyśmy robili wszystko, na co nas stać, bez żadnej przesady zadziwilibyśmy siebie.</text:p>
      <text:p text:style-name="P2"><text:soft-page-break/>Thomas Edison</text:p>
      <text:p text:style-name="P2"/>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Konfucjusz</text:p>
      <text:p text:style-name="P2"><text:soft-page-break/></text:p>
      <text:p text:style-name="P2">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Mark Twain</text:p>
      <text:p text:style-name="P2"><text:soft-page-break/></text:p>
      <text:p text:style-name="P2">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Robert Baden-Powell</text:p>
      <text:p text:style-name="P2"><text:soft-page-break/></text:p>
      <text:p text:style-name="P2">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103">Wielkie umysły mają cele. Małe umysły mają życzenia.</text:p>
      <text:p text:style-name="P104">Washington Irving</text:p>
      <text:p text:style-name="P2"/>
      <text:p text:style-name="P2">Najlepszą metodą przewidywania przyszłości jest jej tworzenie</text:p>
      <text:p text:style-name="P2">Peter Drucker</text:p>
      <text:p text:style-name="P2"/>
      <text:p text:style-name="Standard"><text:soft-page-break/><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103">Wyzwania stawiane Ci przez życie nie mają Cię sparaliżować - one mają pomóc Ci odkryć, kim jesteś.</text:p>
      <text:p text:style-name="P104">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pan text:style-name="Domyślna_20_czcionka_20_akapitu"><text:span text:style-name="T1">Stojący w porcie statek jest bezpieczny, ale statków nie buduje się po to aby stały w portach.</text:span></text:span></text:p>
      <text:p text:style-name="Standard"><text:soft-page-break/><text:span text:style-name="Domyślna_20_czcionka_20_akapitu"><text:span text:style-name="T2">Grace Hopper</text:span></text:span></text:p>
      <text:p text:style-name="P2"/>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
      <text:p text:style-name="Standard"><text:soft-page-break/><text:span text:style-name="Domyślna_20_czcionka_20_akapitu"><text:span text:style-name="T1">Cieśla, który chce dobrze robotę wykonać, musi wpierw naostrzyć swe narzędzia</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104">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
      <text:p text:style-name="Standard"><text:soft-page-break/><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
      <text:p text:style-name="Standard"><text:soft-page-break/><text:span text:style-name="Domyślna_20_czcionka_20_akapitu"><text:span text:style-name="T1">Twój los zależy od Twoich nawyków.</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
      <text:p text:style-name="Standard"><text:soft-page-break/><text:span text:style-name="Domyślna_20_czcionka_20_akapitu"><text:span text:style-name="T1">Potykając się, można zajść daleko; nie wolno tylko upaść i nie podnieść się.</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
      <text:p text:style-name="Standard"><text:soft-page-break/><text:span text:style-name="Domyślna_20_czcionka_20_akapitu"><text:span text:style-name="T1">W Twoim życiu pojawiają się ludzie, koncepcje i możliwości, które pozostają w zgodzie z Twoim dominującym sposobem myśle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pan text:style-name="Domyślna_20_czcionka_20_akapitu"><text:span text:style-name="T1">Tajemnica szczęścia nie leży w większym posiadaniu, ale w umiejętności cieszenia się mniejszym posiadaniem</text:span></text:span></text:p>
      <text:p text:style-name="Standard"><text:soft-page-break/><text:span text:style-name="Domyślna_20_czcionka_20_akapitu"><text:span text:style-name="T2">Sokrates</text:span></text:span></text:p>
      <text:p text:style-name="P2"/>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
      <text:p text:style-name="Standard"><text:soft-page-break/><text:span text:style-name="Domyślna_20_czcionka_20_akapitu"><text:span text:style-name="T1">Możesz, jeśli myślisz że możesz</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7">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
      <text:p text:style-name="Standard"><text:soft-page-break/><text:span text:style-name="Domyślna_20_czcionka_20_akapitu"><text:span text:style-name="T1">Życie nie polega na posiadaniu dobrych kart, tylko na graniu dobrze kiepskimi kartami</text:span></text:span></text:p>
      <text:p text:style-name="Standard"><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pan text:style-name="Domyślna_20_czcionka_20_akapitu"><text:span text:style-name="T2">Jim Corbett</text:span></text:span></text:p>
      <text:p text:style-name="P2"><text:soft-page-break/></text:p>
      <text:p text:style-name="Standard"><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metrów, gdy jesteś tuż przed. To właśnie jest czas szczęścia.</text:span></text:span></text:p>
      <text:p text:style-name="Standard"><text:soft-page-break/><text:span text:style-name="Domyślna_20_czcionka_20_akapitu"><text:span text:style-name="T2">Jerzy Kukuczka</text:span></text:span></text:p>
      <text:p text:style-name="P2"/>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103">Mistrzowie nie rodzą się w salach treningowych. Mistrzowie rodzą się z tego, co mają głęboko w sobie - z pragnień, marzeń, wizji.</text:p>
      <text:p text:style-name="P104">Muhammad Ali</text:p>
      <text:p text:style-name="P2"/>
      <text:p text:style-name="Standard"><text:span text:style-name="Domyślna_20_czcionka_20_akapitu"><text:span text:style-name="T1">Jeżeli twoje marzenia Cię nie przerażają - nie są wystarczająco duże</text:span></text:span></text:p>
      <text:p text:style-name="Standard"><text:span text:style-name="Domyślna_20_czcionka_20_akapitu"><text:span text:style-name="T2">Ellen Johnson Sirleaf</text:span></text:span></text:p>
      <text:p text:style-name="P2"><text:soft-page-break/></text:p>
      <text:p text:style-name="Standard"><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
      <text:p text:style-name="P2"><text:soft-page-break/>Jeśli istnieje jakakolwiek pewna droga do sukcesu i spełnienia w życiu, to można ją odnaleźć w nieśpiesznym, pozbawionym doraźnych celów procesie samodoskonalenia</text:p>
      <text:p text:style-name="P2">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oft-page-break/><text:span text:style-name="Domyślna_20_czcionka_20_akapitu"><text:span text:style-name="T2">Jim Collins</text:span></text:span></text:p>
      <text:p text:style-name="P2"/>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103">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104">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text:soft-page-break/>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pan text:style-name="Domyślna_20_czcionka_20_akapitu"><text:span text:style-name="T2">Henry David Thoreau</text:span></text:span></text:p>
      <text:p text:style-name="P2"><text:soft-page-break/></text:p>
      <text:p text:style-name="P2">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103">Różnica pomiędzy ludźmi wspaniałymi a wszystkimi pozostałymi polega na tym, że wspaniali ludzie sami kują swój los, a pozostali przyjmują życie takim, jakim ono jest, czekając, co będzie dalej</text:p>
      <text:p text:style-name="P104">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pan text:style-name="Domyślna_20_czcionka_20_akapitu"><text:span text:style-name="T2">Feliks Feldheim</text:span></text:span></text:p>
      <text:p text:style-name="P2"><text:soft-page-break/></text:p>
      <text:p text:style-name="Standard"><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
      <text:p text:style-name="Standard"><text:soft-page-break/><text:span text:style-name="Domyślna_20_czcionka_20_akapitu"><text:span text:style-name="T1">By dostać więcej od życia, dawaj więcej od siebie.</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103">Jedyną rzeczą, która jest jednakowa na całym świecie jest ilość godzin na dobę. Różnica między wygrywaniem a przegrywaniem tkwi w tym, co robisz z tymi godzinami.</text:p>
      <text:p text:style-name="P104">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105">Najciężej w życiu ma ten, kto usiłuje unikać trudności.</text:p>
      <text:p text:style-name="P2">Bolesław Prus</text:p>
      <text:p text:style-name="P2"/>
      <text:p text:style-name="P2"><text:soft-page-break/>Długoterminowe cele powodują, że nie frustrujesz się krótkoterminowymi porażkami.</text:p>
      <text:p text:style-name="P2">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8">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10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5">P</text:span></text:span><text:span text:style-name="Domyślna_20_czcionka_20_akapitu"><text:span text:style-name="T9">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103">Bo jeżeli nic nie tworzę, jeżeli nie działam na taką skalę i nie wyryję żadnego śladu na powierzchni ziemi, po której chodzę, to po co żyję?</text:p>
      <text:p text:style-name="P2">Jan Szczepański</text:p>
      <text:p text:style-name="P2"/>
      <text:p text:style-name="P10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105"><text:soft-page-break/>Dbaj o swoje ciało. To jedyne miejsce, w którym żyjesz.</text:p>
      <text:p text:style-name="Standard"><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107">Stawianie czoła nieprzyjemnemu zadaniu i niewykonanie go nie jest łatwe. Jednakże konsekwencje zaniechania mogą być dużo bardziej nieprzyjemne.</text:p>
      <text:p text:style-name="P2">Gleeson Kerry</text:p>
      <text:p text:style-name="P2"/>
      <text:p text:style-name="P10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10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103">Są ludzie, którzy zawsze wynajdą powody, żebyś nie robił tego, co chcesz robić. Nie zwracaj na nich uwagi.</text:p>
      <text:p text:style-name="P104">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8">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9">Żyje naprawdę, kto jest użyteczny dla wielu, żyje naprawdę, kto rozporządza sobą; ci natomiast, którzy siedzą w ukryciu i gnuśnieją, tak pozostają w domu, jak w grobie. U nich na progu można wyryć </text:span></text:span><text:soft-page-break/><text:span text:style-name="Domyślna_20_czcionka_20_akapitu"><text:span text:style-name="T9">w marmurze imiona; oni umarli za życia.</text:span></text:span></text:p>
      <text:p text:style-name="Standard"><text:span text:style-name="Domyślna_20_czcionka_20_akapitu"><text:span text:style-name="T2">Seneka</text:span></text:span></text:p>
      <text:p text:style-name="P2"/>
      <text:p text:style-name="P103">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103">Efektywne przywództwo nie polega na przemawianiu czy też byciu lubianym. Przywództwo jest zdefiniowane przez rezultaty, nie atrybuty.</text:p>
      <text:p text:style-name="P2">Peter Drucker</text:p>
      <text:p text:style-name="P2"/>
      <text:p text:style-name="P10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1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7">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109">Niebo na Ziemi to wybór, którego musisz dokonać, nie miejsce, które musisz znaleźć.</text:p>
      <text:p text:style-name="P2">Wayne Dyer</text:p>
      <text:p text:style-name="P2"/>
      <text:p text:style-name="Standard"><text:span text:style-name="Domyślna_20_czcionka_20_akapitu"><text:span text:style-name="T9">Kto nie umie daleko spoglądać, ten blisko ma kłop</text:span></text:span><text:span text:style-name="Domyślna_20_czcionka_20_akapitu"><text:span text:style-name="T5">oty</text:span></text:span></text:p>
      <text:p text:style-name="P2">Konfucjusz</text:p>
      <text:p text:style-name="P2"><text:soft-page-break/></text:p>
      <text:p text:style-name="P2">Świat jest niebezpiecznym miejscem nie przez tych, co czynią zło, ale przez tych, którzy patrzą na to i nic nie robią.</text:p>
      <text:p text:style-name="P2">Albert Einstein</text:p>
      <text:p text:style-name="P2"/>
      <text:p text:style-name="P111">Słońce świeci jedynie tym, którzy mają podniesioną głowę</text:p>
      <text:p text:style-name="P2">Platon</text:p>
      <text:p text:style-name="P2"/>
      <text:p text:style-name="P10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105">Nic tak nie rani przed śmiercią, jak świadomość zmarnowanego życia.</text:p>
      <text:p text:style-name="P2">Pitagoras</text:p>
      <text:p text:style-name="P2"/>
      <text:p text:style-name="P10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10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12">Posiadanie niskiego poczucia własnej wartości jest jak jechanie przez życie na zaciągniętym hamulcu ręcznym.</text:p>
      <text:p text:style-name="P2">Maxwell Maltz</text:p>
      <text:p text:style-name="P2"/>
      <text:p text:style-name="P105"><text:soft-page-break/>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112">Analfabetami XXI wieku będą ci, którzy nie umieją się uczyć, oraz ci, którzy nie są w stanie oduczyć się tego, czego już się nauczyli i uczyć się na nowo.</text:p>
      <text:p text:style-name="P2">Alvin Toffler</text:p>
      <text:p text:style-name="P2"/>
      <text:p text:style-name="P105">Dobrze zrobione jest lepsze niż dobrze powiedziane.</text:p>
      <text:p text:style-name="P2">Benjamin Franklin</text:p>
      <text:p text:style-name="P2"/>
      <text:p text:style-name="Standard"><text:span text:style-name="Domyślna_20_czcionka_20_akapitu"><text:span text:style-name="T7">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1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109">Mnóstwo ludzi istnieje, ale takich, co na prawdę żyją, można wskazać palcem.</text:p>
      <text:p text:style-name="P2">Feliks Chwalibóg</text:p>
      <text:p text:style-name="P2"/>
      <text:p text:style-name="P10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0">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
      <text:p text:style-name="Standard"><text:soft-page-break/><text:span text:style-name="Domyślna_20_czcionka_20_akapitu"><text:span text:style-name="T1">Dziel z innymi swój chleb, a lepiej będzie ci smakował.</text:span></text:span></text:p>
      <text:p text:style-name="Standard"><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109">Praca rozumna i wytrwała, która nie myśli o zbieraniu owoców w tydzień po posiewie, przebija góry, nad przepaściami przerzuca mosty.</text:p>
      <text:p text:style-name="P109">Bolesław Prus</text:p>
      <text:p text:style-name="P2"/>
      <text:p text:style-name="P2">Tylko ci, którzy ryzykują pójście za daleko, dowiedzą się, jak daleko mogą zajść.</text:p>
      <text:p text:style-name="P2">Thomas Stearns Eliot</text:p>
      <text:p text:style-name="P2"/>
      <text:p text:style-name="P10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11">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8">Kto dzieci swoje uczy oszczędności, zostawia im więcej niż majątek</text:span></text:span></text:p>
      <text:p text:style-name="Standard"><text:span text:style-name="Domyślna_20_czcionka_20_akapitu"><text:span text:style-name="T2">Żegota Pauli</text:span></text:span></text:p>
      <text:p text:style-name="P2"/>
      <text:p text:style-name="P10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109">Nie będę jak ci, którzy spędzają dzień narzekając na ból głowy i noc pijąc wino, które to powoduje</text:p>
      <text:p text:style-name="P2">Johann Wolfgang von Goethe</text:p>
      <text:p text:style-name="P2"/>
      <text:p text:style-name="P107">Jeśli człowiek nie umie w miarę zarabiania oszczędzać, pracując przez całe życie przykuty do swego zatrudnienia umrze jednakże bez grosza.</text:p>
      <text:p text:style-name="P2"><text:soft-page-break/>Benjamin Franklin</text:p>
      <text:p text:style-name="P2"/>
      <text:p text:style-name="P109">To cud, że ciekawość jest w stanie przetrwać formalną edukację.</text:p>
      <text:p text:style-name="P2">Albert Einstein</text:p>
      <text:p text:style-name="P2"/>
      <text:p text:style-name="P10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107">Tylko najmądrzejsi i najgłupsi ludzie nigdy się nie zmieniają</text:p>
      <text:p text:style-name="P2">Konfucjusz</text:p>
      <text:p text:style-name="P2"/>
      <text:p text:style-name="P107">Nic nie zrobiłem dobrego dziś nikomu - dzień to stracony bezużytecznie</text:p>
      <text:p text:style-name="P2">Marek Aureliusz</text:p>
      <text:p text:style-name="P2"/>
      <text:p text:style-name="P105">Jeśli celujesz w nic - trafisz za każdym razem</text:p>
      <text:p text:style-name="P2">Zig Ziglar</text:p>
      <text:p text:style-name="P2"/>
      <text:p text:style-name="P10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10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10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107">Żeby w życiu coś osiągnąć, trzeba być wcześniej przygotowanym do wykorzystania szansy, która może nadejść</text:p>
      <text:p text:style-name="P2">Leszek Balcerowicz</text:p>
      <text:p text:style-name="P2"/>
      <text:p text:style-name="P2"><text:soft-page-break/>Największym dobrem jakie możesz wyświadczyć drugiemu jest nie tylko podzielenie się z nim swoim bogactwem, ale odkrycie przed nim jego własnego bogactwa.</text:p>
      <text:p text:style-name="P2">Benjamin Disraeli</text:p>
      <text:p text:style-name="P2"/>
      <text:p text:style-name="P10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0">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10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10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105">Wybieraj bitwy wystarczająco duże, by miały znaczenie i wystarczająco małe, by dało się je wygrać</text:p>
      <text:p text:style-name="P2">Jonathan Kozol</text:p>
      <text:p text:style-name="P2"/>
      <text:p text:style-name="P105">Pamiętaj, że wielka miłość i wielki sukces wymagają podjęcia wielkiego ryzyka</text:p>
      <text:p text:style-name="P2">H. Jackson Brown, Jr</text:p>
      <text:p text:style-name="P2"/>
      <text:p text:style-name="P109">Nigdy nie zmienisz swojego życia dopóki nie zmienisz czegoś, co codziennie robisz.</text:p>
      <text:p text:style-name="P2">Mike Murdock</text:p>
      <text:p text:style-name="P2"/>
      <text:p text:style-name="P109">Nigdy się nie wzbogacisz będąc chorągiewką na wietrze</text:p>
      <text:p text:style-name="P2"><text:soft-page-break/>Warren Buffet</text:p>
      <text:p text:style-name="P2"/>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10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10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10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10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107">Jeśli nie wiesz dokąd idziesz, to nie dojdziesz na pewno</text:p>
      <text:p text:style-name="P2">Sun Tzu</text:p>
      <text:p text:style-name="P2"/>
      <text:p text:style-name="P105">Ci, którzy myślą, że nie mają czasu na ćwiczenia fizyczne, będą musieli wcześniej czy później znaleźć czas na chorobę</text:p>
      <text:p text:style-name="P2">Edward Stanley</text:p>
      <text:p text:style-name="P2"><text:soft-page-break/></text:p>
      <text:p text:style-name="P107">W czasie uczty nie opowiadaj jak należy jeść, ale jedz jak należy</text:p>
      <text:p text:style-name="P2">Epiktet z Hierapolis</text:p>
      <text:p text:style-name="P2"/>
      <text:p text:style-name="P10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0">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10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107">Prawdziwa decyzja jest mierzona poprzez fakt podjęcia nowego działania. Jeśli nie ma działania - tak naprawdę nie podjąłeś decyzji.</text:p>
      <text:p text:style-name="P2">Anthony Robbins</text:p>
      <text:p text:style-name="P2"/>
      <text:p text:style-name="P10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109">Nie bój się dużego kroku. Nie pokonasz przepaści dwoma małymi.</text:p>
      <text:p text:style-name="P2">David Lloyd George</text:p>
      <text:p text:style-name="P2"/>
      <text:p text:style-name="P109">Cierpliwość i wytrwałość mają magiczne działanie - dzięki nim trudności znikają, a przeszkody ulatniają się</text:p>
      <text:p text:style-name="P2">John Quincy Adams</text:p>
      <text:p text:style-name="P2"/>
      <text:p text:style-name="P107">Ludzki umysł potrafi osiągnąć wszystko, w co potrafi uwierzyć</text:p>
      <text:p text:style-name="P2">Napoleon Hill</text:p>
      <text:p text:style-name="P2"/>
      <text:p text:style-name="P2"><text:soft-page-break/>Konwencjonalny pogląd jest po to, by ochronić nas od bolesnej pracy zwanej myśleniem</text:p>
      <text:p text:style-name="P2">John Kenneth Galbraith</text:p>
      <text:p text:style-name="P2"/>
      <text:p text:style-name="P10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Standard"><text:span text:style-name="Domyślna_20_czcionka_20_akapitu"><text:span text:style-name="T2"/></text:span></text:p>
      <text:p text:style-name="P10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2"><text:soft-page-break/>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10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10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7">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7">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0">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0">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0">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10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107">Nie obawiaj się porzucić czegoś dobrego dla czegoś wspaniałego.</text:p>
      <text:p text:style-name="P2">John D. Rockefeller</text:p>
      <text:p text:style-name="P2"/>
      <text:p text:style-name="Standard"><text:span text:style-name="Domyślna_20_czcionka_20_akapitu"><text:span text:style-name="T12">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oft-page-break/><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9">Wyobraźnia jest ważniejsza od wiedzy</text:span></text:span></text:p>
      <text:p text:style-name="Standard"><text:span text:style-name="Domyślna_20_czcionka_20_akapitu"><text:span text:style-name="T2">Albert Einstein</text:span></text:span></text:p>
      <text:p text:style-name="P2"/>
      <text:p text:style-name="P10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0">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10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7">„Kim się stajemy zależy od tego, co czytamy kiedy zakończymy już standardową edukację. Najlepszym uniwersytetem ze wszystkich jest kolekcja książek”.</text:span></text:span></text:p>
      <text:p text:style-name="Standard"><text:span text:style-name="Domyślna_20_czcionka_20_akapitu"><text:span text:style-name="T13">Thomas Carlyle</text:span></text:span></text:p>
      <text:p text:style-name="P2"/>
      <text:p text:style-name="P2"/>
      <text:p text:style-name="P2">Ponosiłem porażkę za porażką - to dlatego osiągnąłem sukces</text:p>
      <text:p text:style-name="P2">Michael Jordan</text:p>
      <text:p text:style-name="P2"/>
      <text:p text:style-name="P109">*** Niezdecydowanie jest największą chorobą ***</text:p>
      <text:p text:style-name="P2">Johann Wolfgang von Goethe</text:p>
      <text:p text:style-name="P2"/>
      <text:p text:style-name="Standard"><text:span text:style-name="Domyślna_20_czcionka_20_akapitu"><text:span text:style-name="T7">Bogaci wybierają, by płacono im w oparciu o rezultaty, jakie uzyskują w pracy. Biedni chcą, by płacono im za spędzony w niej czas</text:span></text:span><text:span text:style-name="Domyślna_20_czcionka_20_akapitu"><text:span text:style-name="T5">.</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109">To nie najmocniejsze gatunki przetrwają, ani nie te najbardziej inteligentne, ale te, które najlepiej przystosowują się do zmian.</text:p>
      <text:p text:style-name="P2">Karol Darwin</text:p>
      <text:p text:style-name="P2"/>
      <text:p text:style-name="P107">Kto potrafi cieszyć się z małych rzeczy, mieszka w ogrodzie pełnym szczęśliwości</text:p>
      <text:p text:style-name="P2">Phil Bosmans</text:p>
      <text:p text:style-name="P2"/>
      <text:p text:style-name="P109"><text:soft-page-break/>Wyzwaniem jest nie zarządzanie czasem, a zarządzanie samym sobą</text:p>
      <text:p text:style-name="P2">Stephen Covey</text:p>
      <text:p text:style-name="P2"/>
      <text:p text:style-name="P10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109">Jeśli pragniesz latać wśród orłów, nie możesz bez przerwy zadawać się z indykami</text:p>
      <text:p text:style-name="P2">Zig Ziglar</text:p>
      <text:p text:style-name="P2"/>
      <text:p text:style-name="P10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10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0">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0">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10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105">Kto nie chce kiedy może, ten nie będzie mógł kiedy będzie chciał</text:p>
      <text:p text:style-name="Standard"><text:span text:style-name="Domyślna_20_czcionka_20_akapitu"><text:span text:style-name="T2">Winston Churchill</text:span></text:span></text:p>
      <text:p text:style-name="P2"/>
      <text:p text:style-name="P112">Człowiek może wybrać powrót w stronę bezpieczeństwa lub pójście naprzód w kierunku wzrostu. Wzrost musi być wybierany raz za razem; strach musi być pokonywany raz za razem.</text:p>
      <text:p text:style-name="P2">Abraham Maslow</text:p>
      <text:p text:style-name="P2"/>
      <text:p text:style-name="P2"><text:soft-page-break/>Jeśli nie pokonasz swojej tendencji do poddawania się zbyt szybko, twoje życie będzie prowadzić donikąd</text:p>
      <text:p text:style-name="P2">Masutatsu Oyama</text:p>
      <text:p text:style-name="P2"/>
      <text:p text:style-name="P109">Kto jest dobry w znajdowaniu wymówek, rzadko bywa dobry w czymkolwiek innym.</text:p>
      <text:p text:style-name="P2">Benjamin Franklin</text:p>
      <text:p text:style-name="P2"/>
      <text:p text:style-name="P10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107">Człowiek, który nie czyta dobrych książek, nie ma przewagi nad kimś, kto nie umie czytać</text:p>
      <text:p text:style-name="P2">Mark Twain</text:p>
      <text:p text:style-name="P2"/>
      <text:p text:style-name="Standard"><text:span text:style-name="Domyślna_20_czcionka_20_akapitu"><text:span text:style-name="T10">Połowy dokonał, kto zacz</text:span></text:span><text:span text:style-name="Domyślna_20_czcionka_20_akapitu"><text:span text:style-name="T5">ął</text:span></text:span></text:p>
      <text:p text:style-name="P2">Horacy</text:p>
      <text:p text:style-name="P2"/>
      <text:p text:style-name="P10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0">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9">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10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10">Pieniądzom trzeba rozkazywać, a nie służyć</text:span></text:span></text:p>
      <text:p text:style-name="Standard"><text:span text:style-name="Domyślna_20_czcionka_20_akapitu"><text:span text:style-name="T2">Seneka</text:span></text:span></text:p>
      <text:p text:style-name="P2"/>
      <text:p text:style-name="P109"><text:soft-page-break/>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
      <text:p text:style-name="Standard"><text:span text:style-name="Domyślna_20_czcionka_20_akapitu"><text:span text:style-name="T10">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107">Co robisz dzisiaj, by stać się mistrzem?</text:p>
      <text:p text:style-name="Standard"><text:span text:style-name="Domyślna_20_czcionka_20_akapitu"><text:span text:style-name="T2">Drayton McLane Jr.</text:span></text:span></text:p>
      <text:p text:style-name="P2"/>
      <text:p text:style-name="P107">Codziennie trzeba starać się wykraczać poza swoje możliwości</text:p>
      <text:p text:style-name="Standard"><text:span text:style-name="Domyślna_20_czcionka_20_akapitu"><text:span text:style-name="T2">Masutatsu Oyama</text:span></text:span></text:p>
      <text:p text:style-name="P2"/>
      <text:p text:style-name="P109">Jeśli nie przygotujesz własnego planu na życie, jest duża szansa, że będziesz wykonywać plan kogoś innego. I zgadnij, co ten ktoś mógł Ci zaplanować? Nic wielkiego.</text:p>
      <text:p text:style-name="P2">Jim Rohn</text:p>
      <text:p text:style-name="P2"/>
      <text:p text:style-name="P109">Być może dla świata jesteś tylko człowiekiem, ale dla niektórych ludzi jesteś całym światem</text:p>
      <text:p text:style-name="P2">Gabriel García Márquez</text:p>
      <text:p text:style-name="P2"/>
      <text:p text:style-name="P109">Wykorzystaj czas na doskonalenie się poprzez czytanie dzieł innych ludzi, aby łatwo osiągnąć to, na co oni ciężko zapracowali.</text:p>
      <text:p text:style-name="P2">Sokrates</text:p>
      <text:p text:style-name="P2"/>
      <text:p text:style-name="P10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10">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5">Vince Lombardi</text:span></text:span></text:p>
      <text:p text:style-name="P2"/>
      <text:p text:style-name="P109">Kto nadzieje w innych pokłada, celu nie osiąga</text:p>
      <text:p text:style-name="P121"><text:span text:style-name="Domyślna_20_czcionka_20_akapitu"><text:span text:style-name="T6">powiedzenie chińskie</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oft-page-break/><text:span text:style-name="Domyślna_20_czcionka_20_akapitu"><text:span text:style-name="T5">przysłowie angielskie</text:span></text:span></text:p>
      <text:p text:style-name="P2"/>
      <text:p text:style-name="Standard"><text:span text:style-name="Domyślna_20_czcionka_20_akapitu"><text:span text:style-name="T8">Każdy nasz dzień jest pierwszym dniem reszty naszego życia. Dlatego naprawdę musimy zadbać o to, żeby wszystkie nasze dni były dobre.</text:span></text:span></text:p>
      <text:p text:style-name="Standard"><text:span text:style-name="Domyślna_20_czcionka_20_akapitu"><text:span text:style-name="T5">Lama Ole Nydahl</text:span></text:span></text:p>
      <text:p text:style-name="P2"/>
      <text:p text:style-name="P2">Najlepszy sposób, by się rozweselić, to spróbować rozweselić kogoś innego.</text:p>
      <text:p text:style-name="Standard"><text:span text:style-name="Domyślna_20_czcionka_20_akapitu"><text:span text:style-name="T5">Mark Twain</text:span></text:span></text:p>
      <text:p text:style-name="P2"/>
      <text:p text:style-name="P109">Jeśli spędzasz zbyt wiele czasu myśląc o czymś, nigdy tego nie dokonasz</text:p>
      <text:p text:style-name="Standard"><text:span text:style-name="Domyślna_20_czcionka_20_akapitu"><text:span text:style-name="T5">Bruce Lee</text:span></text:span></text:p>
      <text:p text:style-name="P2"/>
      <text:p text:style-name="P10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107">Aby uniknąć krytyki - nic nie rób, nic nie mów, bądź nikim.</text:p>
      <text:p text:style-name="Standard"><text:span text:style-name="Domyślna_20_czcionka_20_akapitu"><text:span text:style-name="T5">Elbert (Green) Hubbard</text:span></text:span></text:p>
      <text:p text:style-name="P2"/>
      <text:p text:style-name="Standard"><text:span text:style-name="Domyślna_20_czcionka_20_akapitu"><text:span text:style-name="T10">Cierpliwość jest gorzka, ale jej owoce są słodkie</text:span></text:span></text:p>
      <text:p text:style-name="Standard"><text:span text:style-name="Domyślna_20_czcionka_20_akapitu"><text:span text:style-name="T5">Jean Jacques Rousseau</text:span></text:span></text:p>
      <text:p text:style-name="P2"/>
      <text:p text:style-name="P107">Nigdy nie widzę tego, co zostało zrobione, a tylko to, co jest jeszcze do zrobienia.</text:p>
      <text:p text:style-name="Standard"><text:span text:style-name="Domyślna_20_czcionka_20_akapitu"><text:span text:style-name="T5">Maria Skłodowska-Curie</text:span></text:span></text:p>
      <text:p text:style-name="P2"/>
      <text:p text:style-name="P107">Przeciętny człowiek wydaje więcej pieniędzy na swój samochód niż na swój rozwój</text:p>
      <text:p text:style-name="Standard"><text:span text:style-name="Domyślna_20_czcionka_20_akapitu"><text:span text:style-name="T5">Umberto Saxer</text:span></text:span></text:p>
      <text:p text:style-name="P2"/>
      <text:p text:style-name="P109">Zawsze, kiedy Cię pytają, czy potrafisz coś zrobić, powiedz im "Oczywiście, że potrafię!" - i zajmij się zdobywaniem informacji, jak to zrobić.</text:p>
      <text:p text:style-name="Standard"><text:span text:style-name="Domyślna_20_czcionka_20_akapitu"><text:span text:style-name="T5">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5">Aleksander Fredro</text:span></text:span></text:p>
      <text:p text:style-name="P2"/>
      <text:p text:style-name="Standard"><text:span text:style-name="Domyślna_20_czcionka_20_akapitu"><text:span text:style-name="T7">Zawsze narzekamy, że życie jest takie krótkie, a zachowujemy się, jakby nie miało końca.</text:span></text:span></text:p>
      <text:p text:style-name="Standard"><text:span text:style-name="Domyślna_20_czcionka_20_akapitu"><text:span text:style-name="T5">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5">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5">Wayne Dyer</text:span></text:span></text:p>
      <text:p text:style-name="P2"/>
      <text:p text:style-name="P2">Być dobrym. To dobry interes</text:p>
      <text:p text:style-name="Standard"><text:span text:style-name="Domyślna_20_czcionka_20_akapitu"><text:span text:style-name="T5">Anita Roddick</text:span></text:span></text:p>
      <text:p text:style-name="P2"><text:soft-page-break/></text:p>
      <text:p text:style-name="P107">Musisz brać za siebie odpowiedzialność. Nie możesz zmienić okoliczności, pór roku, ani wiatru, ale możesz zmienić siebie. To jest coś, nad czym masz władzę.</text:p>
      <text:p text:style-name="P2">Jim Rohn</text:p>
      <text:p text:style-name="P2"/>
      <text:p text:style-name="P10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109">Strzeżcie się drobnych wydatków, mała dziurka bywa często przyczyną zatonięcia wielkiego statku</text:p>
      <text:p text:style-name="P2">Benjamin Franklin</text:p>
      <text:p text:style-name="P2"/>
      <text:p text:style-name="P107">Wszystko jest możliwe. Mogą Ci mówić, że masz 90% szans, 50% szans lub 1% szans, ale to Ty musisz wierzyć i walczyć.</text:p>
      <text:p text:style-name="P2">Lance Armstrong</text:p>
      <text:p text:style-name="P2"/>
      <text:p text:style-name="P10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109">Trudno być kowalem własnego losu w cudzej kuźni</text:p>
      <text:p text:style-name="P2">Jacek Wejroch</text:p>
      <text:p text:style-name="P2"/>
      <text:p text:style-name="P10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10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10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Norman Vincent Peale</text:p>
      <text:p text:style-name="P2"><text:soft-page-break/></text:p>
      <text:p text:style-name="P2">Nie tylko ufaj opatrzności, ale także dbaj o to, by ci proch nie zwilgotniał</text:p>
      <text:p text:style-name="P2">Oliver Cromwell</text:p>
      <text:p text:style-name="P2"/>
      <text:p text:style-name="P109">Kontroluj swoje przeznaczenie albo ktoś inny zrobi to za Ciebie</text:p>
      <text:p text:style-name="P2">Jack Welch</text:p>
      <text:p text:style-name="P2"/>
      <text:p text:style-name="P10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107">Zamartwianie się na zapas zastąpmy myśleniem i planowaniem na zapas</text:p>
      <text:p text:style-name="P2">Winston Churchill</text:p>
      <text:p text:style-name="P2"/>
      <text:p text:style-name="P109">Prosty, klarowny cel i zasady sprzyjają złożonym i inteligentnym zachowaniom. Złożone zasady i przepisy sprzyjają prostym i głupim zachowaniom.</text:p>
      <text:p text:style-name="P2">Dee Ward Hock</text:p>
      <text:p text:style-name="P2"/>
      <text:p text:style-name="P109">Kiedy zorientujesz się, że jesteś w dołku, przestań kopać.</text:p>
      <text:p text:style-name="P2">Will Rogers</text:p>
      <text:p text:style-name="P2"/>
      <text:p text:style-name="P107">Robiąc rzeczy małe, musisz myśleć o rzeczach wielkich po to, by wszystkie rzeczy małe szły w dobrym kierunku</text:p>
      <text:p text:style-name="P2">Alvin Toffler</text:p>
      <text:p text:style-name="P2"/>
      <text:p text:style-name="P109">Chwała elastycznym, albowiem oni nigdy się nie złamią.</text:p>
      <text:p text:style-name="P2">Michael McGriffy</text:p>
      <text:p text:style-name="P2"/>
      <text:p text:style-name="P10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10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107">Więcej ludzi marnuje czas i energię roztrząsając problemy niż rzeczywiście próbując je rozwiązać.</text:p>
      <text:p text:style-name="P2"><text:soft-page-break/>Henry Ford</text:p>
      <text:p text:style-name="P2"/>
      <text:p text:style-name="P2">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10">Ktoś, kto chce ładnie utrzymać swój ogród, nie przeznacza ani kawałka ziemi na chwasty</text:span></text:span><text:span text:style-name="Domyślna_20_czcionka_20_akapitu"><text:span text:style-name="T5">.</text:span></text:span></text:p>
      <text:p text:style-name="P2">Dag Hammarskjöld</text:p>
      <text:p text:style-name="P2"/>
      <text:p text:style-name="P107">Niech błędy wynikają z ambicji, a nie z lenistwa. Rozwiń w sobie siłę do robienia śmiałych rzeczy, a nie do znoszenia cierpienia.</text:p>
      <text:p text:style-name="P2">Niccol<text:span text:style-name="T43">a</text:span>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109">Bezcelowe są zabiegi o dobre plony, gdy ziarno źle posiano.</text:p>
      <text:p text:style-name="P2">Mo Di</text:p>
      <text:p text:style-name="P2"/>
      <text:p text:style-name="P10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109">Pogoń za małymi zyskami zasłania wielkie korzyści.</text:p>
      <text:p text:style-name="P2"><text:soft-page-break/>Konfucjusz</text:p>
      <text:p text:style-name="P2"/>
      <text:p text:style-name="P2">To, co za nami, i to, co przed nami, ma niewielkie znaczenie w porównaniu z tym, co jest w nas.</text:p>
      <text:p text:style-name="P2">Oliver Wendell Holmes</text:p>
      <text:p text:style-name="P2"/>
      <text:p text:style-name="P10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10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107">Innym słowem na określenie powodzenia jest upór.</text:p>
      <text:p text:style-name="P2">Ralph Waldo Emerson</text:p>
      <text:p text:style-name="P2"/>
      <text:p text:style-name="P109">Jeśli to, co robisz nie zbliża Cię do Twoich celów, oznacza to, że Cię od nich oddala.</text:p>
      <text:p text:style-name="P2">Brian Tracy</text:p>
      <text:p text:style-name="P2"/>
      <text:p text:style-name="P107">Na sukces składa się szereg codziennych małych zwycięstw</text:p>
      <text:p text:style-name="P2">Laddie F. Hutar</text:p>
      <text:p text:style-name="P2"/>
      <text:p text:style-name="P10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109">Nic szybciej nie postarza człowieka niż częste myślenie o tym, że się starzeje.</text:p>
      <text:p text:style-name="P2">Georg Christoph Lichtenberg</text:p>
      <text:p text:style-name="P2"/>
      <text:p text:style-name="P107">Wiatry i fale zawsze sprzyjają najlepszym nawigatorom</text:p>
      <text:p text:style-name="P2">Edward Gibbon</text:p>
      <text:p text:style-name="P2"/>
      <text:p text:style-name="P114">Twoje szanse na sukces są wprost proporcjonalne do stopnia przyjemności, jaką czerpiesz z tego, co robisz.</text:p>
      <text:p text:style-name="P2">Michael Korda</text:p>
      <text:p text:style-name="P2"/>
      <text:p text:style-name="P109">Przygotowanie to klucz do sukcesu i zwycięstwa. Im więcej się pocisz w czasie pokoju, tym mniej krwawisz w czasie wojny.</text:p>
      <text:p text:style-name="P2">Douglas MacArthur</text:p>
      <text:p text:style-name="P2"/>
      <text:p text:style-name="P2">Wielu życiowych nieudaczników to ludzie, którzy nie zdawali sobie sprawy, jak bliscy są sukcesu, kiedy dali za wygraną.</text:p>
      <text:p text:style-name="P2"><text:soft-page-break/>Thomas Edison</text:p>
      <text:p text:style-name="P2"/>
      <text:p text:style-name="P2">Zanim umrę, chcę walczyć o życie. Dopóki mogę iść o własnych siłach, pójdę tam, gdzie zechcę.</text:p>
      <text:p text:style-name="P2">Paulo Coelho</text:p>
      <text:p text:style-name="P2"/>
      <text:p text:style-name="P10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109">Zmień się zanim będziesz musiał</text:p>
      <text:p text:style-name="P2">Jack Welch</text:p>
      <text:p text:style-name="P2"/>
      <text:p text:style-name="P2">"Niemożliwe" to słowo dla głupców!</text:p>
      <text:p text:style-name="P2">Napoleon Bonaparte</text:p>
      <text:p text:style-name="P2"/>
      <text:p text:style-name="P10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107">Nie mogłem się doczekać na sukces, więc ruszyłem naprzód bez niego.</text:p>
      <text:p text:style-name="P2">Jonathan Winters</text:p>
      <text:p text:style-name="P2"/>
      <text:p text:style-name="P109">Skoncentruj swoje siły i zdolności, skomasuj energię, całym sobą skup się na mistrzowskim opanowaniu jednej dziedziny</text:p>
      <text:p text:style-name="P2"><text:soft-page-break/>John Haggai</text:p>
      <text:p text:style-name="P2"/>
      <text:p text:style-name="P2">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10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109">Starania, by robić wszystko, podobnie jak starania, by nie robić nic, wyssą z ciebie życie.</text:p>
      <text:p text:style-name="P103">John C. Maxwell</text:p>
      <text:p text:style-name="P103"/>
      <text:p text:style-name="P103">I drobnostek nie należy lekceważyć, bo one są podstawą doskonałości, a doskonałość nie jest drobnostką</text:p>
      <text:p text:style-name="P103">Michał Anioł</text:p>
      <text:p text:style-name="P103"/>
      <text:p text:style-name="P107">Jeśli robisz coś tak, jak przez ostatnie 10 lat, najprawdopodobniej robisz to źle.</text:p>
      <text:p text:style-name="P103">Charles Kettering</text:p>
      <text:p text:style-name="P103"/>
      <text:p text:style-name="P103">Najpierw Cię ignorują. Potem śmieją się z Ciebie. Później z Tobą walczą. Później wygrywasz.</text:p>
      <text:p text:style-name="P103">Mahatma Gandhi</text:p>
      <text:p text:style-name="P103"/>
      <text:p text:style-name="P103">W swoim życiu musisz tylko kilka rzeczy zrobić dobrze, pod warunkiem, że nie robisz zbyt wielu rzeczy źle.</text:p>
      <text:p text:style-name="P103">Warren Buffet</text:p>
      <text:p text:style-name="P103"/>
      <text:p text:style-name="P107">Żeby poruszyć świat, trzeba najpierw ruszyć się samemu</text:p>
      <text:p text:style-name="P103">Arystoteles</text:p>
      <text:p text:style-name="P103"/>
      <text:p text:style-name="P103">Twoje życie staje się lepsze tylko kiedy Ty stajesz się lepszym.</text:p>
      <text:p text:style-name="P103">Brian Tracy</text:p>
      <text:p text:style-name="P103"/>
      <text:p text:style-name="P109">Gdziekolwiek będziesz, bądź tam bez reszty</text:p>
      <text:p text:style-name="P103">Jim Elliot</text:p>
      <text:p text:style-name="P103"/>
      <text:p text:style-name="P103">Człowiek, który wiele osiąga popełnia wiele błędów, ale nigdy nie popełnia największego błędu, jakim jest nie robienie niczego.</text:p>
      <text:p text:style-name="P103"><text:soft-page-break/>Benjamin Franklin</text:p>
      <text:p text:style-name="P103"/>
      <text:p text:style-name="P103">To możliwość spełniania marzeń sprawia, że życie jest tak fascynujące.</text:p>
      <text:p text:style-name="P103">Paulo Coelho</text:p>
      <text:p text:style-name="P103"/>
      <text:p text:style-name="P103">Za każdym razem, gdy mrugasz, poruszają się gwiazdy</text:p>
      <text:p text:style-name="P103">Ralph Waldo Emerson</text:p>
      <text:p text:style-name="P103"/>
      <text:p text:style-name="P103">Każdemu, kto musi liczyć się z groszem, brakuje wyobraźni</text:p>
      <text:p text:style-name="P103">Oscar Wilde</text:p>
      <text:p text:style-name="P103"/>
      <text:p text:style-name="P103">Standardowa edukacja zapewni Ci przeżycie. Samokształcenie - fortunę.</text:p>
      <text:p text:style-name="P103">Jim Rohn</text:p>
      <text:p text:style-name="P103"/>
      <text:p text:style-name="P103">Chciwość pieniędzy jest największą przeszkodą w otrzymywaniu ich.</text:p>
      <text:p text:style-name="P103">Henry Ford</text:p>
      <text:p text:style-name="P103"/>
      <text:p text:style-name="P107">Najlepszy sposób na osiągnięcie sukcesu to postępować według rad, które dajemy innym.</text:p>
      <text:p text:style-name="P103">Harold Taylor</text:p>
      <text:p text:style-name="P103"/>
      <text:p text:style-name="P105">Sukces nigdy nie jest efektem "słomianego zapału" - tu trzeba przejść przez prawdziwy ogień.</text:p>
      <text:p text:style-name="P103">James Madison</text:p>
      <text:p text:style-name="P103"/>
      <text:p text:style-name="P103">Nie jest cudem chodzenie po wodzie. Cudem jest chodzenie po zielonej ziemi, zanurzanie się w chwilę i poczucie, że żyjemy.</text:p>
      <text:p text:style-name="P103">Thich Nhat Hanh</text:p>
      <text:p text:style-name="P103"/>
      <text:p text:style-name="P103">Weź życie we własne ręce. I co się wtedy stanie? Coś strasznego: nie będzie kogo obwiniać.</text:p>
      <text:p text:style-name="P103">Erica Jong</text:p>
      <text:p text:style-name="P103"/>
      <text:p text:style-name="P105">Samodyscyplina to zdolność do zmuszenia się, by robić to, co powinno się zrobić, czy człowiek ma na to ochotę, czy nie.</text:p>
      <text:p text:style-name="P103">Elbert (Green) Hubbard</text:p>
      <text:p text:style-name="P103"/>
      <text:p text:style-name="P103">Nie jest bogatym ten, kto dużo ma, lecz ten, kto dużo daje. Ten, kto jedynie gromadzi, kto zamartwia się z powodu jakiejś straty, jest w sferze psychologicznej biednym.</text:p>
      <text:p text:style-name="P103">Erich Fromm</text:p>
      <text:p text:style-name="P103"/>
      <text:p text:style-name="P105">Znane są tysiące sposobów zabijania czasu, ale nikt nie wie, jak go wskrzesić.</text:p>
      <text:p text:style-name="P103">Albert Einstein</text:p>
      <text:p text:style-name="P103"/>
      <text:p text:style-name="P116">Pierwszy warunek sukcesu: trzeba koncentrować fizyczną i umysłową energię wyłącznie na jednym zadaniu i nie poddawać się znużeniu</text:p>
      <text:p text:style-name="P103">Thomas Edison</text:p>
      <text:p text:style-name="P103"/>
      <text:p text:style-name="P103">Sukces to drabina, po której nie sposób wspiąć się z rękami w kieszeniach.</text:p>
      <text:p text:style-name="P103">Philip Wylie</text:p>
      <text:p text:style-name="P103"/>
      <text:p text:style-name="P116">Spraw, aby każdy dzień miał szansę stać się najpiękniejszym dniem Twojego życia.</text:p>
      <text:p text:style-name="P103">Mark Twain</text:p>
      <text:p text:style-name="P103"><text:soft-page-break/></text:p>
      <text:p text:style-name="P103">Świat ustępuje z drogi, by pozwolić przejść każdemu, kto wie, dokąd zdąża.</text:p>
      <text:p text:style-name="P103">David Star Jordan</text:p>
      <text:p text:style-name="P103"/>
      <text:p text:style-name="P103">Wyznacz swój kurs według gwiazd, nie według świateł każdego statku, który Cię mija.</text:p>
      <text:p text:style-name="P103">Omar Bradley</text:p>
      <text:p text:style-name="P103"/>
      <text:p text:style-name="P103">Problemem większości ludzi jest to, że nie podejmują oni decyzji, by się wzbogacić - oni tylko o tym marzą.</text:p>
      <text:p text:style-name="P103">Michael Masterson</text:p>
      <text:p text:style-name="P103"/>
      <text:p text:style-name="P103">Nikt nie staje się bogaty, jeśli nie wzbogaca innych</text:p>
      <text:p text:style-name="P103">Andrew Carnegie</text:p>
      <text:p text:style-name="P103"/>
      <text:p text:style-name="P103">Ludzie, którzy wciąż zdobywają szczyty to ci, którzy posiadają wizję zanim jeszcze nagroda jest wygrana. Widzą zwycięstwo wcześniej niż ktokolwiek inny.</text:p>
      <text:p text:style-name="P103">John C. Maxwell</text:p>
      <text:p text:style-name="P103"/>
      <text:p text:style-name="P109">Nie obawiaj się kroczenia naprzód powoli. Obawiaj się stania w miejscu.</text:p>
      <text:p text:style-name="P103">przysłowie japońskie</text:p>
      <text:p text:style-name="P103"/>
      <text:p text:style-name="P109">Dobry plan konsekwentnie wykonany dzisiaj, jest lepszy, niż idealny plan wykonany jutro.</text:p>
      <text:p text:style-name="P103">George Patton</text:p>
      <text:p text:style-name="P103"/>
      <text:p text:style-name="P103">Możesz być pewien, że jeśli poświęcisz swój czas i uwagę największej korzyści innych, Wszechświat będzie cię wspierał zawsze i w najwłaściwszej chwili.</text:p>
      <text:p text:style-name="P103">Richard Buckminster Fuller</text:p>
      <text:p text:style-name="P103"/>
      <text:p text:style-name="P109">Żaden plan nie jest wart papieru, na którym go wydrukowano, jeżeli nie skłoni cię do działania.</text:p>
      <text:p text:style-name="P103">William Danforth</text:p>
      <text:p text:style-name="P103"/>
      <text:p text:style-name="P103">Doskonałość to sztuka, którą osiąga się dzięki treningowi i nabieraniu nawyków. Nie dlatego postępujemy słusznie, że jesteśmy cnotliwi i doskonali, ale raczej zyskujemy te cechy, ponieważ postępujemy słusznie.</text:p>
      <text:p text:style-name="P103">Arystoteles</text:p>
      <text:p text:style-name="P103"/>
      <text:p text:style-name="P117">Musisz najpierw wygrać w umyśle, zanim wygrasz w życiu.</text:p>
      <text:p text:style-name="P103">John Addison</text:p>
      <text:p text:style-name="P103"/>
      <text:p text:style-name="P103">Skoro i tak musisz myśleć, to dlaczego nie miałbyś myśleć wielkimi kategoriami?</text:p>
      <text:p text:style-name="P103">Donald Trump</text:p>
      <text:p text:style-name="P103"/>
      <text:p text:style-name="P103">Otrzymaliśmy kilka swoich najlepszych wyników, pozwalając szaleńcom biegać tam, gdzie nawet aniołowie stąpać się bali.</text:p>
      <text:p text:style-name="P103">Henry Ford</text:p>
      <text:p text:style-name="P103"/>
      <text:p text:style-name="P109">Robienie pierwszego kroku - to właśnie odróżnia zwycięzców od przegranych</text:p>
      <text:p text:style-name="P103">Brian Tracy</text:p>
      <text:p text:style-name="P103"/>
      <text:p text:style-name="P103">Osiągnięcie sukcesu na jakąś poważniejszą skalę wymaga od ciebie przyjęcia na siebie odpowiedzialności... W ostatecznym rozliczeniu cechą, którą wykazują wszyscy ludzie sukcesu... jest zdolność do wzięcia na siebie odpowiedzialności.</text:p>
      <text:p text:style-name="P103"><text:soft-page-break/>Michael Korda</text:p>
      <text:p text:style-name="P103"/>
      <text:p text:style-name="P109">Nauczenie się ignorowania rzeczy jest najwspanialszą drogą do wewnętrznego spokoju.</text:p>
      <text:p text:style-name="P103">Robert James Sawyer</text:p>
      <text:p text:style-name="P103"/>
      <text:p text:style-name="P118">Osoby o relatywnie skromnych możliwościach potrafią wiele osiągnąć, jeżeli bez reszty oddadzą się jednej jedynej sprawie.</text:p>
      <text:p text:style-name="P103">Samuel Smiles</text:p>
      <text:p text:style-name="P103"/>
      <text:p text:style-name="P103">Człowiek jest bogaty proporcjonalnie do liczby rzeczy, bez których może się obyć.</text:p>
      <text:p text:style-name="P103">Henry David Thoreau</text:p>
      <text:p text:style-name="P103"/>
      <text:p text:style-name="P103">Na tej drodze liczy się tylko pierwszy krok</text:p>
      <text:p text:style-name="P103">Jean-Baptiste-Marie Vianney</text:p>
      <text:p text:style-name="P103"/>
      <text:p text:style-name="Standard"><text:span text:style-name="Domyślna_20_czcionka_20_akapitu"><text:span text:style-name="T12">Sukces to suma niewielkich starań powtarzanych bez wytchnienia.</text:span></text:span></text:p>
      <text:p text:style-name="Standard"><text:span text:style-name="Domyślna_20_czcionka_20_akapitu"><text:span text:style-name="T2">Robert Collier</text:span></text:span></text:p>
      <text:p text:style-name="P103"/>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10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109">Efektowne osiągnięcia są skutkiem nieefektownych przygotowań</text:p>
      <text:p text:style-name="P2">John C. Maxwell</text:p>
      <text:p text:style-name="P2"/>
      <text:p text:style-name="P10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Seneka</text:p>
      <text:p text:style-name="P2"><text:soft-page-break/></text:p>
      <text:p text:style-name="Standard"><text:span text:style-name="Domyślna_20_czcionka_20_akapitu"><text:span text:style-name="T5">J</text:span></text:span><text:span text:style-name="Domyślna_20_czcionka_20_akapitu"><text:span text:style-name="T10">eśli zauważasz, że znajdujesz się po stronie większości, czas, byś się zatrzymał i zastanowił</text:span></text:span></text:p>
      <text:p text:style-name="P2">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107">Musicie od siebie wymagać, nawet gdyby inni od was nie wymagali.</text:p>
      <text:p text:style-name="P2">Jan Paweł II</text:p>
      <text:p text:style-name="P2"/>
      <text:p text:style-name="P10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105">Wasz czas jest ograniczony, więc nie marnujcie go na życie cudzym życiem.</text:p>
      <text:p text:style-name="P2">Steve Jobs</text:p>
      <text:p text:style-name="P2"/>
      <text:p text:style-name="P10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10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John Wooden</text:p>
      <text:p text:style-name="P2"><text:soft-page-break/></text:p>
      <text:p text:style-name="P2">Być człowiekiem oznacza mieć wątpliwości i mimo to iść dalej swoją drogą.</text:p>
      <text:p text:style-name="P2">Paulo Coelho</text:p>
      <text:p text:style-name="P2"/>
      <text:p text:style-name="P10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10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1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1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109">Nie zdołasz wiele w życiu dokonać, jeżeli pracować będziesz tylko w te dni, kiedy ci samopoczucie dopisuje.</text:p>
      <text:p text:style-name="P2">Jerry West</text:p>
      <text:p text:style-name="P2"/>
      <text:p text:style-name="P107">Szczęście to jest to co się zdarza, gdy Okazja spotyka się z Przygotowaniem.</text:p>
      <text:p text:style-name="P2">Thomas Edison</text:p>
      <text:p text:style-name="P2"/>
      <text:p text:style-name="P2">Czas robi swoje. A ty człowieku?</text:p>
      <text:p text:style-name="P2">Stanisław Jerzy Lec</text:p>
      <text:p text:style-name="P2"><text:soft-page-break/></text:p>
      <text:p text:style-name="P2">Nie sądzę, by ktokolwiek był na tyle mądry, aby ocenić, co jest możliwe, a co nie.</text:p>
      <text:p text:style-name="P2">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107">Czasem tak długo patrzymy na drzwi, które się zamykają, że nie widzimy tych, które się otwierają.</text:p>
      <text:p text:style-name="P2">Alexander Graham Bell</text:p>
      <text:p text:style-name="P2"/>
      <text:p text:style-name="P109">Jakość to wyścig bez mety.</text:p>
      <text:p text:style-name="P2">William Johnson</text:p>
      <text:p text:style-name="P2"/>
      <text:p text:style-name="P11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1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10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107"><text:soft-page-break/>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107">Żelazo rdzewieje od braku używania; wody stojące tracą swoją czystość, a przy zimnej pogodzie zamarzają; w podobny sposób bierność wysysa wigor z umysłu.</text:p>
      <text:p text:style-name="P2">Leonardo da Vinci</text:p>
      <text:p text:style-name="P2"/>
      <text:p text:style-name="P107">Pracując wiernie przez osiem godzin dziennie możesz w końcu zostać szefem i pracować po dwanaście godzin dziennie.</text:p>
      <text:p text:style-name="P2">Robert Frost</text:p>
      <text:p text:style-name="P2"/>
      <text:p text:style-name="P10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107">O tym, dokąd dotrzesz w życiu, decyduje nie tyle to, gdzie zaczniesz, ile czy zaczniesz.</text:p>
      <text:p text:style-name="P2">John C. Maxwell</text:p>
      <text:p text:style-name="P2"/>
      <text:p text:style-name="P105">Pesymista widzi trudności w każdej nadarzającej się okazji, optymista widzi okazję w każdej trudności.</text:p>
      <text:p text:style-name="P2">Winston Churchill</text:p>
      <text:p text:style-name="P2"/>
      <text:p text:style-name="P107">Trudności są solą życia - bez nich życie byłoby gorzkie i mdłe.</text:p>
      <text:p text:style-name="P2"><text:soft-page-break/>Robert Baden-Powell</text:p>
      <text:p text:style-name="P2"/>
      <text:p text:style-name="P2">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107">Podczas gdy sukces oznacza, że masz rzeczy, których pragniesz, szczęście oznacza, że potrafisz się cieszyć z rzeczy, które masz.</text:p>
      <text:p text:style-name="P2">Bodo Schafer</text:p>
      <text:p text:style-name="P2"/>
      <text:p text:style-name="P10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10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107">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10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10">Rozważ, jak trudno jest zmienić siebie, a zrozumiesz, jak znikome </text:span></text:span><text:span text:style-name="Domyślna_20_czcionka_20_akapitu"><text:span text:style-name="T8">masz</text:span></text:span><text:span text:style-name="Domyślna_20_czcionka_20_akapitu"><text:span text:style-name="T10">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19">Żyj tak, jakbyś miał umrzeć jutro. Ucz się tak, jakbyś miał żyć wiecznie.</text:p>
      <text:p text:style-name="P11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10">-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108">Lewis Carroll</text:p>
      <text:p text:style-name="P3"/>
      <text:p text:style-name="P120">Nie potrafię podać niezawodnego przepisu na sukces, ale mogę podać przepis na porażkę: staraj się zawsze wszystkich zadowolić</text:p>
      <text:p text:style-name="P3">Herbert Bayard Swope</text:p>
      <text:p text:style-name="P3"/>
      <text:p text:style-name="P108">Jedna rozmowa przy stole z mądrym człowiekiem jest warta tyle, co miesiąc studiowania książek</text:p>
      <text:p text:style-name="P3"><text:soft-page-break/>powiedzenie chińskie</text:p>
      <text:p text:style-name="P3"/>
      <text:p text:style-name="P106">Partacze koncentrują się na łagodzeniu napięcia, ludzie sukcesu na osiągnięciu celu</text:p>
      <text:p text:style-name="P3">Dennis Waitley</text:p>
      <text:p text:style-name="P3"/>
      <text:p text:style-name="P108">Nie powstrzymuje Cię ani brak potencjału, ani brak okazji - powstrzymuje Cię brak pewności siebie</text:p>
      <text:p text:style-name="P3">Brian Tracy</text:p>
      <text:p text:style-name="P3"/>
      <text:p text:style-name="P11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15"/>
      <text:p text:style-name="P11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alent jest tańszy od soli. Tym, co odróżnia utalentowanego człowieka od człowieka sukcesu, jest mnóstwo ciężkiej pracy</text:p>
      <text:p text:style-name="P3"><text:soft-page-break/>Stephen King</text:p>
      <text:p text:style-name="P3"/>
      <text:p text:style-name="P3">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108">Każdy, kto przestaje się uczyć jest stary, bez względu na to, czy ma 20 czy 80 lat. Kto kontynuuje naukę pozostaje młody. Najwspanialszą rzeczą w życiu jest utrzymywanie swojego umysłu młodym.</text:p>
      <text:p text:style-name="P102">Henry Ford</text:p>
      <text:p text:style-name="P102"/>
      <text:p text:style-name="P102">Każde działanie podjęte bez planu kryje zalążek wszelkiego niepowodzenia</text:p>
      <text:p text:style-name="P102">Alex MacKenzie</text:p>
      <text:p text:style-name="P102"/>
      <text:p text:style-name="P102">Jeśli ktoś stracił pieniądze nic nie stracił. Jeśli ktoś przegrał bitwę i stracił wojsko mało stracił. Jeśli ktoś stracił wiarę wszystko stracił.</text:p>
      <text:p text:style-name="P102">Napoleon Bonaparte</text:p>
      <text:p text:style-name="P102"/>
      <text:p text:style-name="P102">Powiedz komuś, że jest odważny, a pomożesz mu stać się takim</text:p>
      <text:p text:style-name="P102">Thomas Carlyle</text:p>
      <text:p text:style-name="P102"/>
      <text:p text:style-name="P102">Szlachetny człowiek wymaga od siebie, prostak od innych.</text:p>
      <text:p text:style-name="P102">Konfucjusz</text:p>
      <text:p text:style-name="P102"/>
      <text:p text:style-name="P108">Ludzie nie dlatego przestają się bawić, że się starzeją, lecz starzeją się, bo przestają się bawić.</text:p>
      <text:p text:style-name="P102">Mark Twain</text:p>
      <text:p text:style-name="P102"/>
      <text:p text:style-name="P108">Łatwiej powiedzieć "nie" na początku, niż na końcu.</text:p>
      <text:p text:style-name="P102">Leonardo da Vinci</text:p>
      <text:p text:style-name="P102"/>
      <text:p text:style-name="P108">Szlachetny człowiek wymaga od siebie, prostak od innych.</text:p>
      <text:p text:style-name="P102">Konfucjusz</text:p>
      <text:p text:style-name="P102"/>
      <text:p text:style-name="P102">Cechą wspólną wszystkich ludzi sukcesu jest przezwyciężenie pokusy, by dać za wygraną.</text:p>
      <text:p text:style-name="P102">Peter Lowe</text:p>
      <text:p text:style-name="P102"/>
      <text:p text:style-name="P102">Większość ludzi nie prowadzi swojego życia. Oni tylko je akceptują.</text:p>
      <text:p text:style-name="P102">John Kotter</text:p>
      <text:p text:style-name="P102"><text:soft-page-break/></text:p>
      <text:p text:style-name="P102">Planowanie to oprawianie przyszłości w ramy teraźniejszości. Możesz to zrobić już dzisiaj.</text:p>
      <text:p text:style-name="P102">Alan Lakein</text:p>
      <text:p text:style-name="P102"/>
      <text:p text:style-name="P102">Każdy człowiek na kuli ziemskiej ma skarb, który gdzieś na niego czeka.</text:p>
      <text:p text:style-name="P102">Paulo Coelho</text:p>
      <text:p text:style-name="P102"/>
      <text:p text:style-name="P102">Każda porażka jest szansą żeby spróbować jeszcze raz, tylko mądrzej</text:p>
      <text:p text:style-name="P102">Henry Ford</text:p>
      <text:p text:style-name="P102"/>
      <text:p text:style-name="P102">Nie odniosłem porażki. Po prostu odkryłem 10.000 błędnych rozwiązań</text:p>
      <text:p text:style-name="P102">Thomas Edison</text:p>
      <text:p text:style-name="P102"/>
      <text:p text:style-name="P102">Wygrywa tylko ten, kto ma jasno określony cel i nieodparte pragnienie, aby go osiągnąć.</text:p>
      <text:p text:style-name="P102">Napoleon Hill</text:p>
      <text:p text:style-name="P102"/>
      <text:p text:style-name="P1"><text:span text:style-name="Domyślna_20_czcionka_20_akapitu"><text:span text:style-name="T17">W konfrontacji strumienia ze skałą, strumień zawsze wygrywa - nie przez swoją siłę, ale przez wytrwałość.</text:span></text:span></text:p>
      <text:p text:style-name="P102">Budda</text:p>
      <text:p text:style-name="P102"/>
      <text:p text:style-name="P102">Motywacja jest tym, co pozwala Ci zacząć. Nawyk jest tym, co pozwala Ci wytrwać.</text:p>
      <text:p text:style-name="P102">Jim Ryun</text:p>
      <text:p text:style-name="P102"/>
      <text:p text:style-name="P102">Jeśli masz więcej niż 3 priorytety działania, to znaczy, że nie masz żadnego</text:p>
      <text:p text:style-name="P101">Jim Collins</text:p>
      <text:p text:style-name="P101"/>
      <text:p text:style-name="P101">Największe bogactwo, to robienie tego, co kochasz.</text:p>
      <text:p text:style-name="P101">Colin P. Sisson</text:p>
      <text:p text:style-name="P101"/>
      <text:p text:style-name="P101">Lepiej spłonąć niż zwiędnąć</text:p>
      <text:p text:style-name="P101">Aleksander Wielki</text:p>
      <text:p text:style-name="P101"/>
      <text:p text:style-name="P101">Człowiek jest tym, o czym przez cały dzień myśli</text:p>
      <text:p text:style-name="P101">Ralph Waldo Emerson</text:p>
      <text:p text:style-name="P101"/>
      <text:p text:style-name="P101"/>
      <text:p text:style-name="P101">Tylko ta praca daje siły, która i sił wymaga.</text:p>
      <text:p text:style-name="P101">Władysław Grzeszczyk</text:p>
      <text:p text:style-name="P101"/>
      <text:p text:style-name="P101">Cieśla, który chce dobrze robotę wykonać, musi wpierw naostrzyć swe narzędzia</text:p>
      <text:p text:style-name="P101">Konfucjusz</text:p>
      <text:p text:style-name="P101"/>
      <text:p text:style-name="P101">Przeszkody pojawiają się, gdy spuszczasz wzrok z celu</text:p>
      <text:p text:style-name="P101">Hannah More</text:p>
      <text:p text:style-name="P101"/>
      <text:p text:style-name="P101">Czytanie dobrych książek jest niczym rozmowa z najwspanialszymi ludźmi</text:p>
      <text:p text:style-name="P101">Kartezjusz</text:p>
      <text:p text:style-name="P101"><text:soft-page-break/></text:p>
      <text:p text:style-name="P101"/>
      <text:p text:style-name="P101">Nikt nie jest w stanie sprawić, byś poczuł się gorszym, bez Twojego pozwolenia</text:p>
      <text:p text:style-name="P101">Eleanor Roosevelt</text:p>
      <text:p text:style-name="P101"/>
      <text:p text:style-name="P101">Można rozpalić nowy ogień, lecz nie sposób wskrzesić ognia raz ugaszonego</text:p>
      <text:p text:style-name="P101">Wang Chong</text:p>
      <text:p text:style-name="P101"/>
      <text:p text:style-name="P101">Bardziej niż cokolwiek innego - przygotowywanie się jest sekretem do sukcesu</text:p>
      <text:p text:style-name="P101">Henry Ford</text:p>
      <text:p text:style-name="P101"/>
      <text:p text:style-name="P101">Odpowiedzialni jesteśmy nie tylko za to, co robimy, lecz i za to, czego nie robimy</text:p>
      <text:p text:style-name="P101">Lao – Tse</text:p>
      <text:p text:style-name="P101"/>
      <text:p text:style-name="P101">Co wieczór stawiać sobie poważnie pytanie, czegośmy się w danym dniu nowego nauczyli</text:p>
      <text:p text:style-name="P101">Georg Christoph Lichtenberg</text:p>
      <text:p text:style-name="P101"/>
      <text:p text:style-name="P101">O radę pytaj tego, kto sam sobie radzi.</text:p>
      <text:p text:style-name="P101">Leonardo da Vinci</text:p>
      <text:p text:style-name="P101"/>
      <text:p text:style-name="P101">Jeżeli coś ci się nie uda, możesz być rozczarowany. Jeżeli jednak nie będziesz dalej próbować, już po tobie.</text:p>
      <text:p text:style-name="P101">Beverly Sills</text:p>
      <text:p text:style-name="P101"/>
      <text:p text:style-name="P101">Nie starzeje się ten, kto nie ma na to czasu.</text:p>
      <text:p text:style-name="P101">Benjamin Franklin</text:p>
      <text:p text:style-name="P101"/>
      <text:p text:style-name="P101">Spotkałem w życiu wielu bogatych ludzi. Zauważyłem jednak, że ludzie bogaci nie są szczęśliwi. Praca dla nich jest jak narkotyk. W biznesie tak się człowiek zatraca, że gubi czas na życie, na rodzinę... a to przecież jest szczęście!</text:p>
      <text:p text:style-name="P101">Roman Kluska</text:p>
      <text:p text:style-name="P101"/>
      <text:p text:style-name="P101">Stojący w porcie statek jest bezpieczny, ale statków nie buduje się po to aby stały w portach.</text:p>
      <text:p text:style-name="P101">Grace Hopper</text:p>
      <text:p text:style-name="P101"/>
      <text:p text:style-name="P101">Nic tak nie przyczynia się do szybkiego sukcesu jak cudze błędy.</text:p>
      <text:p text:style-name="P101">Roger Bacon</text:p>
      <text:p text:style-name="P101"/>
      <text:p text:style-name="Standard"><text:span text:style-name="Domyślna_20_czcionka_20_akapitu"><text:span text:style-name="T5">Nie czekaj. Pora nigdy nie będzie idealna!</text:span></text:span></text:p>
      <text:p text:style-name="Standard"><text:span text:style-name="Domyślna_20_czcionka_20_akapitu"><text:span text:style-name="T5">Napoleon Hill</text:span></text:span></text:p>
      <text:p text:style-name="P101"/>
      <text:p text:style-name="P101">Najważniejszym powodem, dla którego ludzie nie osiągają tego, co chcą, jest to, że sami nie wiedzą, czego chcą.</text:p>
      <text:p text:style-name="P101">T. Harv Eker</text:p>
      <text:p text:style-name="P101"/>
      <text:p text:style-name="P101">Nie potrzebujesz bardziej kreatywnych rozwiązań, potrzebujesz bardziej kreatywnych pytań</text:p>
      <text:p text:style-name="P101">Andy Green</text:p>
      <text:p text:style-name="P101"/>
      <text:p text:style-name="P101">Podróż tysiąca mil zaczyna się od jednego kroku.</text:p>
      <text:p text:style-name="P101"><text:soft-page-break/>Konfucjusz</text:p>
      <text:p text:style-name="P101"/>
      <text:p text:style-name="P101">Pamiętaj, iż twoja własna determinacja, by osiągnąć sukces, liczy się bardziej, niż cokolwiek innego na świecie.</text:p>
      <text:p text:style-name="P101">Abraham Lincoln</text:p>
      <text:p text:style-name="P101"/>
      <text:p text:style-name="Standard"><text:span text:style-name="Domyślna_20_czcionka_20_akapitu"><text:span text:style-name="T17">Wielkie umysły mają cele. Małe umysły mają życzenia.</text:span></text:span></text:p>
      <text:p text:style-name="Standard"><text:span text:style-name="Domyślna_20_czcionka_20_akapitu"><text:span text:style-name="T17">Washington Irving</text:span></text:span></text:p>
      <text:p text:style-name="P101"/>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101"/>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101"/>
      <text:p text:style-name="P101">Szaleństwem jest zachowywać się w ten sam sposób i oczekiwać innego rezultatu.</text:p>
      <text:p text:style-name="P104">Albert Einstein</text:p>
      <text:p text:style-name="P101"/>
      <text:p text:style-name="P107">Jeśli nie ustalasz celów dla siebie, jesteś skazany na pracowanie przy osiąganiu celów kogoś innego.</text:p>
      <text:p text:style-name="P101">Brian Tracy</text:p>
      <text:p text:style-name="P101"/>
      <text:p text:style-name="P101">Jak blask słońca oświetla wnętrze komnaty, tak nauka rozświetla umysł.</text:p>
      <text:p text:style-name="P101">Wang Chong</text:p>
      <text:p text:style-name="P101"/>
      <text:p text:style-name="P101">Poświęcaj tyle czasu na ulepszanie siebie, byś nie miał go na krytykę innych.</text:p>
      <text:p text:style-name="P101">Christian D. Larson</text:p>
      <text:p text:style-name="P101"/>
      <text:p text:style-name="P101">Nie pozwól obawie o to, ile zajmie osiągnięcie czegoś, przeszkodzić Ci w robieniu tego. Czas i tak upłynie, a możemy równie dobrze wykorzystać go w najlepszy możliwy sposób.</text:p>
      <text:p text:style-name="P101">Earl Nightingale</text:p>
      <text:p text:style-name="P101"/>
      <text:p text:style-name="P101">To nie to, co masz, ani to, kim jesteś, ani to, gdzie jesteś, ani co robisz czyni Cię szczęśliwym bądź nieszczęśliwym. Chodzi o to, o czym myślisz.</text:p>
      <text:p text:style-name="P101">Dale Carnegie</text:p>
      <text:p text:style-name="P101"/>
      <text:p text:style-name="P101">Większość domów wartych powyżej $250.000 ma bibliotekę, przemyśl to.</text:p>
      <text:p text:style-name="P101">Jim Rohn</text:p>
      <text:p text:style-name="P101"/>
      <text:p text:style-name="P101">Ludzie w większości przypadków poddają się wówczas, gdy są już na progu zwycięstwa. Rezygnują tuż przed metą. W ostatniej minucie gry, na metr przed linią, za którą jest zwycięstwo.</text:p>
      <text:p text:style-name="P101">Ross Perot</text:p>
      <text:p text:style-name="P101"/>
      <text:p text:style-name="P101">Sukces jest zdolnością do przejścia od jednej porażki do drugiej bez utraty entuzjazmu.</text:p>
      <text:p text:style-name="P101">Winston Churchill</text:p>
      <text:p text:style-name="P101"/>
      <text:p text:style-name="P101">Jesteś biedny i nieszczęśliwy nie dlatego, że Bóg tak chciał, ale dlatego, że twój ojciec wpoił ci, że tak musi być.</text:p>
      <text:p text:style-name="P101">Henry Ford</text:p>
      <text:p text:style-name="P101"/>
      <text:p text:style-name="P107">Gdy osądzasz innych - nie pokazujesz jakimi oni są - pokazujesz jaki Ty jesteś.</text:p>
      <text:p text:style-name="P101">Wayne Dyer</text:p>
      <text:p text:style-name="P101"><text:soft-page-break/></text:p>
      <text:p text:style-name="P101">Jesteś urodzony, by zwyciężać, jednakże, aby być zwycięzcą musisz zaplanować zwycięstwo, przygotować się do zwycięstwa i oczekiwać zwycięstwa</text:p>
      <text:p text:style-name="P101">Zig Ziglar</text:p>
      <text:p text:style-name="P101"/>
      <text:p text:style-name="P101">Jeżeli istnieje sposób, by zrobić coś lepiej... znajdę go.</text:p>
      <text:p text:style-name="P101">Thomas Edison</text:p>
      <text:p text:style-name="P101"/>
      <text:p text:style-name="P101">Wielu chce żyć i nie starzeć się, a w rzeczywistości starzeją się i nie żyją.</text:p>
      <text:p text:style-name="P101">Alexander Mitscherlich</text:p>
      <text:p text:style-name="P101"/>
      <text:p text:style-name="P107">Problem to okazja w przebraniu.</text:p>
      <text:p text:style-name="P101">John Adams</text:p>
      <text:p text:style-name="P101"/>
      <text:p text:style-name="P10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101">Wojciech Cejrowski</text:p>
      <text:p text:style-name="P101"/>
      <text:p text:style-name="P101">Jedynym, co ogranicza siłę, są więzy wiary</text:p>
      <text:p text:style-name="P101">Harold Wilson</text:p>
      <text:p text:style-name="P101"/>
      <text:p text:style-name="P101">Co należy zrobić po upadku? To, co robią dzieci: podnieść się.</text:p>
      <text:p text:style-name="P101">Aldous Huxley</text:p>
      <text:p text:style-name="P101"/>
      <text:p text:style-name="P101">Cokolwiek zrobisz, będzie nieznaczące, lecz jest bardzo ważne, byś to zrobił</text:p>
      <text:p text:style-name="P101">Mahatma Gandhi</text:p>
      <text:p text:style-name="P101"/>
      <text:p text:style-name="P101">Zwycięska postawa polega na byciu fizycznie rozluźnionym i mentalnie spiętym</text:p>
      <text:p text:style-name="P101">Arthur Robert Ashe, Jr.</text:p>
      <text:p text:style-name="P101"/>
      <text:p text:style-name="P101">Na co przyda się wspinanie po drabinie sukcesu, jeżeli u celu okaże się, że opiera się ona o niewłaściwy budynek?</text:p>
      <text:p text:style-name="P101">James Dobson</text:p>
      <text:p text:style-name="P101"/>
      <text:p text:style-name="P101">Nie pozwól, by dzień wczorajszy zajmował zbyt dużą część dnia dzisiejszego.</text:p>
      <text:p text:style-name="Standard"><text:span text:style-name="Domyślna_20_czcionka_20_akapitu"><text:span text:style-name="T17">Will Rogers</text:span></text:span></text:p>
      <text:p text:style-name="Standard"><text:span text:style-name="Domyślna_20_czcionka_20_akapitu"><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3-14T08:22:38.558063121</dc:date>
    <meta:editing-cycles>2751</meta:editing-cycles>
    <meta:editing-duration>P1DT6H35M47S</meta:editing-duration>
    <meta:document-statistic meta:table-count="0" meta:image-count="0" meta:object-count="0" meta:page-count="187" meta:paragraph-count="5625" meta:word-count="49252" meta:character-count="316782" meta:non-whitespace-character-count="273107"/>
    <meta:template xlink:type="simple" xlink:actuate="onRequest" xlink:title="" xlink:href="Normal.dotm"/>
  </office:meta>
</office:document-meta>
</file>